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nada" svg:font-family="Vernada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1" svg:font-family="'Liberation Serif'" style:font-pitch="variable"/>
    <style:font-face style:name="Vernada1" svg:font-family="Vernad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2.004cm"/>
    </style:style>
    <style:style style:name="Tableau1.B" style:family="table-column">
      <style:table-column-properties style:column-width="1.492cm"/>
    </style:style>
    <style:style style:name="Tableau1.C" style:family="table-column">
      <style:table-column-properties style:column-width="13.5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paragraph-rsid="001d07bd"/>
    </style:style>
    <style:style style:name="P3" style:family="paragraph" style:parent-style-name="Standard">
      <style:text-properties fo:language="en" fo:country="US" officeooo:paragraph-rsid="0015715b"/>
    </style:style>
    <style:style style:name="P4" style:family="paragraph" style:parent-style-name="Standard">
      <style:text-properties fo:language="en" fo:country="US" officeooo:rsid="0015715b" officeooo:paragraph-rsid="006a1c41"/>
    </style:style>
    <style:style style:name="P5" style:family="paragraph" style:parent-style-name="Standard">
      <style:text-properties fo:language="en" fo:country="US" officeooo:paragraph-rsid="0026ec01"/>
    </style:style>
    <style:style style:name="P6" style:family="paragraph" style:parent-style-name="Standard">
      <style:text-properties fo:language="en" fo:country="US" officeooo:paragraph-rsid="0024b2c9"/>
    </style:style>
    <style:style style:name="P7" style:family="paragraph" style:parent-style-name="Standard">
      <style:text-properties fo:language="en" fo:country="US" officeooo:paragraph-rsid="01729db9"/>
    </style:style>
    <style:style style:name="P8" style:family="paragraph" style:parent-style-name="Standard">
      <style:text-properties fo:language="en" fo:country="US" officeooo:rsid="00196186" officeooo:paragraph-rsid="00332519"/>
    </style:style>
    <style:style style:name="P9" style:family="paragraph" style:parent-style-name="Standard">
      <style:text-properties fo:language="en" fo:country="US" officeooo:rsid="00196186" officeooo:paragraph-rsid="0037d585"/>
    </style:style>
    <style:style style:name="P10" style:family="paragraph" style:parent-style-name="Standard">
      <style:text-properties fo:language="en" fo:country="US" fo:font-weight="normal" officeooo:rsid="009218b4" officeooo:paragraph-rsid="01c2338e" style:font-weight-asian="normal" style:font-weight-complex="normal"/>
    </style:style>
    <style:style style:name="P11" style:family="paragraph" style:parent-style-name="Standard">
      <style:text-properties officeooo:paragraph-rsid="0024b2c9"/>
    </style:style>
    <style:style style:name="P12" style:family="paragraph" style:parent-style-name="Standard">
      <style:text-properties officeooo:paragraph-rsid="006a1c41"/>
    </style:style>
    <style:style style:name="P13" style:family="paragraph" style:parent-style-name="Standard">
      <style:text-properties officeooo:paragraph-rsid="010de9e7"/>
    </style:style>
    <style:style style:name="P14" style:family="paragraph" style:parent-style-name="Standard">
      <style:text-properties officeooo:paragraph-rsid="00332519"/>
    </style:style>
    <style:style style:name="P15" style:family="paragraph" style:parent-style-name="Standard">
      <style:text-properties officeooo:paragraph-rsid="0037d585"/>
    </style:style>
    <style:style style:name="P16" style:family="paragraph" style:parent-style-name="Standard">
      <style:text-properties officeooo:paragraph-rsid="0155639a"/>
    </style:style>
    <style:style style:name="P17" style:family="paragraph" style:parent-style-name="Standard">
      <style:text-properties officeooo:paragraph-rsid="0199c074"/>
    </style:style>
    <style:style style:name="P18" style:family="paragraph" style:parent-style-name="Standard">
      <style:text-properties officeooo:paragraph-rsid="0015715b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text-properties style:font-name="Times New Roman" fo:language="en" fo:country="US" officeooo:rsid="01e028f6" officeooo:paragraph-rsid="01db229b"/>
    </style:style>
    <style:style style:name="P21" style:family="paragraph" style:parent-style-name="Standard">
      <style:text-properties officeooo:paragraph-rsid="01c2338e"/>
    </style:style>
    <style:style style:name="P22" style:family="paragraph" style:parent-style-name="Standard">
      <style:text-properties officeooo:paragraph-rsid="0210eff0"/>
    </style:style>
    <style:style style:name="P23" style:family="paragraph" style:parent-style-name="Standard">
      <style:text-properties fo:font-weight="bold" officeooo:rsid="006e3936" officeooo:paragraph-rsid="024ee43b" style:font-weight-asian="bold" style:font-weight-complex="bold"/>
    </style:style>
    <style:style style:name="P24" style:family="paragraph" style:parent-style-name="Text_20_body">
      <style:text-properties officeooo:paragraph-rsid="00596963"/>
    </style:style>
    <style:style style:name="P25" style:family="paragraph" style:parent-style-name="Text_20_body">
      <style:text-properties style:font-name="Times New Roman" fo:language="en" fo:country="US" officeooo:rsid="007c9ff8" officeooo:paragraph-rsid="00710a97"/>
    </style:style>
    <style:style style:name="P26" style:family="paragraph" style:parent-style-name="Text_20_body">
      <style:text-properties style:font-name="Times New Roman" fo:language="en" fo:country="US" officeooo:rsid="010b7af8" officeooo:paragraph-rsid="010b7af8"/>
    </style:style>
    <style:style style:name="P27" style:family="paragraph" style:parent-style-name="Text_20_body">
      <style:text-properties style:font-name="Times New Roman" fo:language="en" fo:country="US" officeooo:rsid="01462b6d" officeooo:paragraph-rsid="0155639a"/>
    </style:style>
    <style:style style:name="P28" style:family="paragraph" style:parent-style-name="Text_20_body">
      <style:text-properties officeooo:rsid="0092d4ae" officeooo:paragraph-rsid="0092d4ae"/>
    </style:style>
    <style:style style:name="P29" style:family="paragraph" style:parent-style-name="Text_20_body">
      <style:text-properties officeooo:paragraph-rsid="00a490e4"/>
    </style:style>
    <style:style style:name="P30" style:family="paragraph" style:parent-style-name="Text_20_body">
      <style:text-properties officeooo:paragraph-rsid="003c071e"/>
    </style:style>
    <style:style style:name="P31" style:family="paragraph" style:parent-style-name="Text_20_body">
      <style:text-properties fo:font-weight="bold" officeooo:rsid="005af32b" officeooo:paragraph-rsid="005af32b" style:font-weight-asian="bold" style:font-weight-complex="bold"/>
    </style:style>
    <style:style style:name="P32" style:family="paragraph" style:parent-style-name="Text_20_body">
      <style:text-properties fo:language="en" fo:country="US" officeooo:rsid="01462b6d" officeooo:paragraph-rsid="01462b6d"/>
    </style:style>
    <style:style style:name="P33" style:family="paragraph" style:parent-style-name="Text_20_body">
      <style:text-properties fo:language="en" fo:country="US" officeooo:rsid="01462b6d" officeooo:paragraph-rsid="0146a54c"/>
    </style:style>
    <style:style style:name="P34" style:family="paragraph" style:parent-style-name="Text_20_body">
      <style:text-properties fo:language="en" fo:country="US" officeooo:rsid="01462b6d" officeooo:paragraph-rsid="0155639a"/>
    </style:style>
    <style:style style:name="P35" style:family="paragraph" style:parent-style-name="Text_20_body">
      <style:text-properties fo:language="en" fo:country="US" officeooo:rsid="00196186" officeooo:paragraph-rsid="01c133cf"/>
    </style:style>
    <style:style style:name="P36" style:family="paragraph" style:parent-style-name="Text_20_body">
      <style:text-properties officeooo:paragraph-rsid="00a71204"/>
    </style:style>
    <style:style style:name="P37" style:family="paragraph" style:parent-style-name="Text_20_body">
      <style:text-properties officeooo:paragraph-rsid="010b7af8"/>
    </style:style>
    <style:style style:name="P38" style:family="paragraph" style:parent-style-name="Text_20_body">
      <style:text-properties officeooo:rsid="00a13a26" officeooo:paragraph-rsid="00a490e4"/>
    </style:style>
    <style:style style:name="P39" style:family="paragraph" style:parent-style-name="Text_20_body">
      <style:text-properties officeooo:paragraph-rsid="01462b6d"/>
    </style:style>
    <style:style style:name="P40" style:family="paragraph" style:parent-style-name="Text_20_body">
      <style:text-properties officeooo:paragraph-rsid="0150b1d6"/>
    </style:style>
    <style:style style:name="P41" style:family="paragraph" style:parent-style-name="Text_20_body">
      <style:text-properties officeooo:paragraph-rsid="00a1b1d9"/>
    </style:style>
    <style:style style:name="P42" style:family="paragraph" style:parent-style-name="Text_20_body">
      <style:text-properties officeooo:paragraph-rsid="018202e3"/>
    </style:style>
    <style:style style:name="P43" style:family="paragraph" style:parent-style-name="Text_20_body">
      <style:text-properties officeooo:paragraph-rsid="0192efc4"/>
    </style:style>
    <style:style style:name="P44" style:family="paragraph" style:parent-style-name="Text_20_body">
      <style:text-properties officeooo:paragraph-rsid="01c133cf"/>
    </style:style>
    <style:style style:name="P45" style:family="paragraph" style:parent-style-name="Text_20_body">
      <style:text-properties officeooo:paragraph-rsid="0200a4e4"/>
    </style:style>
    <style:style style:name="P46" style:family="paragraph" style:parent-style-name="Text_20_body">
      <style:text-properties officeooo:paragraph-rsid="00e0006a"/>
    </style:style>
    <style:style style:name="P47" style:family="paragraph" style:parent-style-name="Text_20_body">
      <style:text-properties officeooo:paragraph-rsid="020dd4ef"/>
    </style:style>
    <style:style style:name="P48" style:family="paragraph" style:parent-style-name="Text_20_body">
      <style:text-properties officeooo:paragraph-rsid="0232f189"/>
    </style:style>
    <style:style style:name="P49" style:family="paragraph" style:parent-style-name="Text_20_body">
      <style:text-properties officeooo:paragraph-rsid="00e7fc5e"/>
    </style:style>
    <style:style style:name="P50" style:family="paragraph" style:parent-style-name="Text_20_body">
      <style:text-properties officeooo:paragraph-rsid="00904a2d"/>
    </style:style>
    <style:style style:name="P51" style:family="paragraph" style:parent-style-name="Table_20_Contents">
      <style:text-properties fo:font-size="10pt" officeooo:rsid="00cfc87f" officeooo:paragraph-rsid="01185086" style:font-size-asian="10pt" style:font-size-complex="10pt"/>
    </style:style>
    <style:style style:name="P52" style:family="paragraph" style:parent-style-name="Table_20_Contents">
      <style:text-properties fo:font-size="10pt" officeooo:rsid="022d6bbd" officeooo:paragraph-rsid="022d6bbd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fo:font-size="10pt" officeooo:rsid="022d6bbd" officeooo:paragraph-rsid="022d6bbd" style:font-size-asian="10pt" style:font-size-complex="10pt"/>
    </style:style>
    <style:style style:name="P54" style:family="paragraph" style:parent-style-name="Table_20_Contents">
      <style:text-properties fo:font-size="10pt" officeooo:paragraph-rsid="01185086" style:font-size-asian="10pt" style:font-size-complex="10pt"/>
    </style:style>
    <style:style style:name="P55" style:family="paragraph" style:parent-style-name="Table_20_Contents">
      <style:text-properties fo:font-size="10pt" officeooo:rsid="02663c99" officeooo:paragraph-rsid="02663c99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fo:font-size="10pt" officeooo:rsid="02663c99" officeooo:paragraph-rsid="02663c99" style:font-size-asian="10pt" style:font-size-complex="10pt"/>
    </style:style>
    <style:style style:name="P57" style:family="paragraph" style:parent-style-name="Table_20_Contents">
      <style:text-properties fo:font-size="10pt" officeooo:paragraph-rsid="022d6bbd" style:font-size-asian="10pt" style:font-size-complex="10pt"/>
    </style:style>
    <style:style style:name="P58" style:family="paragraph" style:parent-style-name="Table_20_Contents">
      <style:text-properties fo:font-size="10pt" fo:font-weight="bold" officeooo:rsid="00cfc87f" officeooo:paragraph-rsid="01185086" style:font-size-asian="10pt" style:font-weight-asian="bold" style:font-size-complex="10pt" style:font-weight-complex="bold"/>
    </style:style>
    <style:style style:name="P59" style:family="paragraph" style:parent-style-name="Table_20_Contents">
      <style:text-properties fo:font-size="10pt" fo:font-weight="bold" officeooo:rsid="00d18d4f" officeooo:paragraph-rsid="01185086" style:font-size-asian="10pt" style:font-weight-asian="bold" style:font-size-complex="10pt" style:font-weight-complex="bold"/>
    </style:style>
    <style:style style:name="P60" style:family="paragraph" style:parent-style-name="Table_20_Contents">
      <style:text-properties style:font-name="Times New Roman" fo:font-size="10pt" officeooo:rsid="022d6bbd" officeooo:paragraph-rsid="022d6bbd" style:font-size-asian="10pt" style:font-size-complex="10pt"/>
    </style:style>
    <style:style style:name="P61" style:family="paragraph" style:parent-style-name="Table_20_Contents">
      <style:text-properties style:font-name="Times New Roman" fo:font-size="10pt" officeooo:rsid="022d6bbd" officeooo:paragraph-rsid="02663c99" style:font-size-asian="10pt" style:font-size-complex="10pt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Heading_20_1">
      <style:text-properties fo:language="en" fo:country="US"/>
    </style:style>
    <style:style style:name="P64" style:family="paragraph" style:parent-style-name="Heading_20_1">
      <style:text-properties fo:language="en" fo:country="US" officeooo:rsid="00904a2d" officeooo:paragraph-rsid="00904a2d"/>
    </style:style>
    <style:style style:name="P65" style:family="paragraph" style:parent-style-name="Heading_20_1" style:list-style-name="">
      <style:paragraph-properties fo:text-align="justify" style:justify-single-word="false"/>
      <style:text-properties fo:language="en" fo:country="US" officeooo:paragraph-rsid="027463bc"/>
    </style:style>
    <style:style style:name="P66" style:family="paragraph" style:parent-style-name="Heading_20_1">
      <style:text-properties fo:language="en" fo:country="US" officeooo:paragraph-rsid="027463bc"/>
    </style:style>
    <style:style style:name="P67" style:family="paragraph" style:parent-style-name="Heading_20_1">
      <style:text-properties officeooo:paragraph-rsid="021b3a8d"/>
    </style:style>
    <style:style style:name="P68" style:family="paragraph" style:parent-style-name="Heading_20_1">
      <style:text-properties officeooo:rsid="021b3a8d" officeooo:paragraph-rsid="0277c82a"/>
    </style:style>
    <style:style style:name="P69" style:family="paragraph" style:parent-style-name="Heading_20_1">
      <style:text-properties officeooo:paragraph-rsid="0224d519"/>
    </style:style>
    <style:style style:name="P70" style:family="paragraph" style:parent-style-name="Heading_20_1">
      <style:text-properties officeooo:paragraph-rsid="027463bc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fo:language="en" fo:country="US" officeooo:paragraph-rsid="027463bc"/>
    </style:style>
    <style:style style:name="P73" style:family="paragraph" style:parent-style-name="Heading_20_1">
      <style:paragraph-properties fo:break-before="page"/>
      <style:text-properties officeooo:paragraph-rsid="0224d519"/>
    </style:style>
    <style:style style:name="P74" style:family="paragraph" style:parent-style-name="Standard" style:list-style-name="L1">
      <style:text-properties fo:language="en" fo:country="US" officeooo:paragraph-rsid="001d07bd"/>
    </style:style>
    <style:style style:name="P75" style:family="paragraph" style:parent-style-name="Standard" style:list-style-name="L3">
      <style:text-properties fo:language="en" fo:country="US" officeooo:rsid="00196186" officeooo:paragraph-rsid="00332519"/>
    </style:style>
    <style:style style:name="P76" style:family="paragraph" style:parent-style-name="Standard" style:list-style-name="L2">
      <style:text-properties officeooo:paragraph-rsid="024ee43b"/>
    </style:style>
    <style:style style:name="P77" style:family="paragraph" style:parent-style-name="Standard" style:list-style-name="L3">
      <style:text-properties officeooo:paragraph-rsid="00332519"/>
    </style:style>
    <style:style style:name="P78" style:family="paragraph" style:parent-style-name="Table_20_Contents">
      <style:text-properties fo:font-size="10pt" fo:font-weight="bold" officeooo:rsid="00cfc87f" officeooo:paragraph-rsid="027463bc" style:font-size-asian="10pt" style:font-weight-asian="bold" style:font-size-complex="10pt" style:font-weight-complex="bold"/>
    </style:style>
    <style:style style:name="P79" style:family="paragraph" style:parent-style-name="Table_20_Contents">
      <style:text-properties fo:font-size="10pt" fo:font-weight="bold" officeooo:rsid="00d18d4f" officeooo:paragraph-rsid="027463bc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fo:font-size="10pt" officeooo:rsid="00cfc87f" officeooo:paragraph-rsid="027463bc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fo:font-size="10pt" officeooo:rsid="022d6bbd" officeooo:paragraph-rsid="027463bc" style:font-size-asian="10pt" style:font-size-complex="10pt"/>
    </style:style>
    <style:style style:name="P82" style:family="paragraph" style:parent-style-name="Table_20_Contents">
      <style:text-properties fo:font-size="10pt" officeooo:rsid="022d6bbd" officeooo:paragraph-rsid="027463bc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fo:font-size="10pt" officeooo:rsid="02663c99" officeooo:paragraph-rsid="027463bc" style:font-size-asian="10pt" style:font-size-complex="10pt"/>
    </style:style>
    <style:style style:name="P84" style:family="paragraph" style:parent-style-name="Table_20_Contents">
      <style:text-properties fo:font-size="10pt" officeooo:rsid="02663c99" officeooo:paragraph-rsid="027463bc" style:font-size-asian="10pt" style:font-size-complex="10pt"/>
    </style:style>
    <style:style style:name="P85" style:family="paragraph" style:parent-style-name="Table_20_Contents">
      <style:text-properties fo:font-size="10pt" officeooo:paragraph-rsid="027463bc" style:font-size-asian="10pt" style:font-size-complex="10pt"/>
    </style:style>
    <style:style style:name="P86" style:family="paragraph" style:parent-style-name="Text_20_body" style:list-style-name="L4">
      <style:text-properties officeooo:paragraph-rsid="018202e3"/>
    </style:style>
    <style:style style:name="P87" style:family="paragraph" style:parent-style-name="Text_20_body" style:list-style-name="L4">
      <style:text-properties officeooo:paragraph-rsid="015f7048"/>
    </style:style>
    <style:style style:name="P88" style:family="paragraph" style:parent-style-name="Text_20_body" style:list-style-name="L5">
      <style:text-properties officeooo:paragraph-rsid="0224d519"/>
    </style:style>
    <style:style style:name="P89" style:family="paragraph" style:parent-style-name="Text_20_body" style:list-style-name="L5">
      <style:text-properties officeooo:paragraph-rsid="02433aff"/>
    </style:style>
    <style:style style:name="P90" style:family="paragraph" style:parent-style-name="Text_20_body" style:list-style-name="L5">
      <style:text-properties officeooo:paragraph-rsid="02483bee"/>
    </style:style>
    <style:style style:name="P91" style:family="paragraph" style:parent-style-name="Text_20_body" style:list-style-name="L5">
      <style:text-properties officeooo:paragraph-rsid="0277c82a"/>
    </style:style>
    <style:style style:name="P92" style:family="paragraph" style:parent-style-name="Text_20_body" style:list-style-name="L5">
      <style:text-properties officeooo:rsid="024bf7ec" officeooo:paragraph-rsid="024bf7ec"/>
    </style:style>
    <style:style style:name="P93" style:family="paragraph" style:parent-style-name="Text_20_body" style:list-style-name="L5">
      <style:text-properties officeooo:rsid="024bf7ec" officeooo:paragraph-rsid="0277c82a"/>
    </style:style>
    <style:style style:name="P94" style:family="paragraph" style:parent-style-name="Text_20_body" style:list-style-name="L5">
      <style:text-properties officeooo:rsid="02433aff" officeooo:paragraph-rsid="02433aff"/>
    </style:style>
    <style:style style:name="P95" style:family="paragraph" style:parent-style-name="Text_20_body" style:list-style-name="L5">
      <style:text-properties officeooo:rsid="02433aff" officeooo:paragraph-rsid="0277c82a"/>
    </style:style>
    <style:style style:name="P96" style:family="paragraph" style:parent-style-name="Text_20_body" style:list-style-name="L5">
      <style:text-properties style:font-name="Times New Roman" officeooo:rsid="02433aff" officeooo:paragraph-rsid="02433aff"/>
    </style:style>
    <style:style style:name="P97" style:family="paragraph" style:parent-style-name="Text_20_body" style:list-style-name="L5">
      <style:text-properties style:font-name="Times New Roman" officeooo:rsid="02433aff" officeooo:paragraph-rsid="0277c82a"/>
    </style:style>
    <style:style style:name="P98" style:family="paragraph" style:parent-style-name="Text_20_body">
      <style:text-properties fo:language="en" fo:country="US"/>
    </style:style>
    <style:style style:name="P99" style:family="paragraph" style:parent-style-name="Text_20_body">
      <style:text-properties fo:language="en" fo:country="US" officeooo:paragraph-rsid="027463bc"/>
    </style:style>
    <style:style style:name="P100" style:family="paragraph" style:parent-style-name="Title">
      <style:text-properties fo:language="en" fo:country="US" officeooo:rsid="0018449f" officeooo:paragraph-rsid="027a8cc0"/>
    </style:style>
    <style:style style:name="P101" style:family="paragraph">
      <style:paragraph-properties fo:text-align="center"/>
    </style:style>
    <style:style style:name="P102" style:family="paragraph">
      <style:paragraph-properties fo:text-align="center" style:writing-mode="lr-tb"/>
      <style:text-properties style:font-name="Verdana" fo:font-size="9pt" style:font-size-asian="9pt" style:font-size-complex="9pt"/>
    </style:style>
    <style:style style:name="P103" style:family="paragraph">
      <loext:graphic-properties draw:fill="solid" draw:fill-color="#cfe7f5"/>
      <style:paragraph-properties fo:text-align="center" style:writing-mode="lr-tb"/>
      <style:text-properties style:font-name="Verdana" fo:font-size="9pt" style:font-size-asian="9pt" style:font-size-complex="9pt"/>
    </style:style>
    <style:style style:name="P104" style:family="paragraph">
      <loext:graphic-properties draw:fill="none" draw:fill-color="#ffffff"/>
      <style:paragraph-properties style:writing-mode="lr-tb"/>
      <style:text-properties style:font-name="Verdana" fo:font-size="10pt"/>
    </style:style>
    <style:style style:name="P105" style:family="paragraph">
      <style:paragraph-properties style:writing-mode="lr-tb"/>
    </style:style>
    <style:style style:name="P106" style:family="paragraph">
      <style:paragraph-properties fo:text-align="center" style:writing-mode="lr-tb"/>
      <style:text-properties style:font-name="Vernada" fo:font-size="9pt" style:font-size-asian="9pt" style:font-size-complex="9pt"/>
    </style:style>
    <style:style style:name="P107" style:family="paragraph">
      <loext:graphic-properties draw:fill="solid" draw:fill-color="#cfe7f5"/>
      <style:paragraph-properties fo:text-align="center" style:writing-mode="lr-tb"/>
      <style:text-properties style:font-name="Vernada" fo:font-size="9pt" style:font-size-asian="9pt" style:font-size-complex="9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11a3c38"/>
    </style:style>
    <style:style style:name="T3" style:family="text">
      <style:text-properties style:font-name="Times New Roman" fo:language="en" fo:country="US" officeooo:rsid="00417eeb"/>
    </style:style>
    <style:style style:name="T4" style:family="text">
      <style:text-properties style:font-name="Times New Roman" fo:language="en" fo:country="US" officeooo:rsid="00430fb5"/>
    </style:style>
    <style:style style:name="T5" style:family="text">
      <style:text-properties style:font-name="Times New Roman" fo:language="en" fo:country="US" officeooo:rsid="00475a8a"/>
    </style:style>
    <style:style style:name="T6" style:family="text">
      <style:text-properties style:font-name="Times New Roman" fo:language="en" fo:country="US" officeooo:rsid="00495155"/>
    </style:style>
    <style:style style:name="T7" style:family="text">
      <style:text-properties style:font-name="Times New Roman" fo:language="en" fo:country="US" officeooo:rsid="00518377"/>
    </style:style>
    <style:style style:name="T8" style:family="text">
      <style:text-properties style:font-name="Times New Roman" fo:language="en" fo:country="US" officeooo:rsid="00518719"/>
    </style:style>
    <style:style style:name="T9" style:family="text">
      <style:text-properties style:font-name="Times New Roman" fo:language="en" fo:country="US" officeooo:rsid="0053b96c"/>
    </style:style>
    <style:style style:name="T10" style:family="text">
      <style:text-properties style:font-name="Times New Roman" fo:language="en" fo:country="US" officeooo:rsid="00558424"/>
    </style:style>
    <style:style style:name="T11" style:family="text">
      <style:text-properties style:font-name="Times New Roman" fo:language="en" fo:country="US" officeooo:rsid="00596963"/>
    </style:style>
    <style:style style:name="T12" style:family="text">
      <style:text-properties style:font-name="Times New Roman" fo:language="en" fo:country="US" officeooo:rsid="005a6152"/>
    </style:style>
    <style:style style:name="T13" style:family="text">
      <style:text-properties style:font-name="Times New Roman" fo:language="en" fo:country="US" officeooo:rsid="005af32b"/>
    </style:style>
    <style:style style:name="T14" style:family="text">
      <style:text-properties style:font-name="Times New Roman" fo:language="en" fo:country="US" officeooo:rsid="005a24cd"/>
    </style:style>
    <style:style style:name="T15" style:family="text">
      <style:text-properties style:font-name="Times New Roman" fo:language="en" fo:country="US" officeooo:rsid="005e4675"/>
    </style:style>
    <style:style style:name="T16" style:family="text">
      <style:text-properties style:font-name="Times New Roman" fo:language="en" fo:country="US" officeooo:rsid="00690951"/>
    </style:style>
    <style:style style:name="T17" style:family="text">
      <style:text-properties style:font-name="Times New Roman" fo:language="en" fo:country="US" officeooo:rsid="006e3936"/>
    </style:style>
    <style:style style:name="T18" style:family="text">
      <style:text-properties style:font-name="Times New Roman" fo:language="en" fo:country="US" officeooo:rsid="0070ddef"/>
    </style:style>
    <style:style style:name="T19" style:family="text">
      <style:text-properties style:font-name="Times New Roman" fo:language="en" fo:country="US" officeooo:rsid="006fe77e"/>
    </style:style>
    <style:style style:name="T20" style:family="text">
      <style:text-properties style:font-name="Times New Roman" fo:language="en" fo:country="US" officeooo:rsid="007c9ff8"/>
    </style:style>
    <style:style style:name="T21" style:family="text">
      <style:text-properties style:font-name="Times New Roman" fo:language="en" fo:country="US" officeooo:rsid="007eead2"/>
    </style:style>
    <style:style style:name="T22" style:family="text">
      <style:text-properties style:font-name="Times New Roman" fo:language="en" fo:country="US" officeooo:rsid="0088bd69"/>
    </style:style>
    <style:style style:name="T23" style:family="text">
      <style:text-properties style:font-name="Times New Roman" fo:language="en" fo:country="US" officeooo:rsid="00890ef0"/>
    </style:style>
    <style:style style:name="T24" style:family="text">
      <style:text-properties style:font-name="Times New Roman" fo:language="en" fo:country="US" officeooo:rsid="008aeb1f"/>
    </style:style>
    <style:style style:name="T25" style:family="text">
      <style:text-properties style:font-name="Times New Roman" fo:language="en" fo:country="US" officeooo:rsid="008e12ad"/>
    </style:style>
    <style:style style:name="T26" style:family="text">
      <style:text-properties style:font-name="Times New Roman" fo:language="en" fo:country="US" officeooo:rsid="00af81ac"/>
    </style:style>
    <style:style style:name="T27" style:family="text">
      <style:text-properties style:font-name="Times New Roman" fo:language="en" fo:country="US" officeooo:rsid="00bdd8ad"/>
    </style:style>
    <style:style style:name="T28" style:family="text">
      <style:text-properties style:font-name="Times New Roman" fo:language="en" fo:country="US" officeooo:rsid="001fcbee"/>
    </style:style>
    <style:style style:name="T29" style:family="text">
      <style:text-properties style:font-name="Times New Roman" fo:language="en" fo:country="US" officeooo:rsid="00c9896f"/>
    </style:style>
    <style:style style:name="T30" style:family="text">
      <style:text-properties style:font-name="Times New Roman" fo:language="en" fo:country="US" fo:font-weight="bold" officeooo:rsid="0146a54c" style:font-weight-asian="bold" style:font-weight-complex="bold"/>
    </style:style>
    <style:style style:name="T31" style:family="text">
      <style:text-properties style:font-name="Times New Roman" fo:language="en" fo:country="US" fo:font-weight="bold" officeooo:rsid="01fcd8d9" style:font-weight-asian="bold" style:font-weight-complex="bold"/>
    </style:style>
    <style:style style:name="T32" style:family="text">
      <style:text-properties style:font-name="Times New Roman" fo:language="en" fo:country="US" fo:font-weight="bold" officeooo:rsid="02063cd0" style:font-weight-asian="bold" style:font-weight-complex="bold"/>
    </style:style>
    <style:style style:name="T33" style:family="text">
      <style:text-properties style:font-name="Times New Roman" fo:language="en" fo:country="US" fo:font-weight="bold" officeooo:rsid="020761de" style:font-weight-asian="bold" style:font-weight-complex="bold"/>
    </style:style>
    <style:style style:name="T34" style:family="text">
      <style:text-properties style:font-name="Times New Roman" fo:language="en" fo:country="US" fo:font-weight="bold" officeooo:rsid="023e9faf" style:font-weight-asian="bold" style:font-weight-complex="bold"/>
    </style:style>
    <style:style style:name="T35" style:family="text">
      <style:text-properties style:font-name="Times New Roman" fo:language="en" fo:country="US" fo:font-weight="bold" officeooo:rsid="024ff8a5" style:font-weight-asian="bold" style:font-weight-complex="bold"/>
    </style:style>
    <style:style style:name="T36" style:family="text">
      <style:text-properties style:font-name="Times New Roman" fo:language="en" fo:country="US" officeooo:rsid="010a99cf"/>
    </style:style>
    <style:style style:name="T37" style:family="text">
      <style:text-properties style:font-name="Times New Roman" fo:language="en" fo:country="US" officeooo:rsid="010b7af8"/>
    </style:style>
    <style:style style:name="T38" style:family="text">
      <style:text-properties style:font-name="Times New Roman" fo:language="en" fo:country="US" officeooo:rsid="0076b731"/>
    </style:style>
    <style:style style:name="T39" style:family="text">
      <style:text-properties style:font-name="Times New Roman" fo:language="en" fo:country="US" officeooo:rsid="0135a597"/>
    </style:style>
    <style:style style:name="T40" style:family="text">
      <style:text-properties style:font-name="Times New Roman" fo:language="en" fo:country="US" officeooo:rsid="0135aebc"/>
    </style:style>
    <style:style style:name="T41" style:family="text">
      <style:text-properties style:font-name="Times New Roman" fo:language="en" fo:country="US" officeooo:rsid="013b57ac"/>
    </style:style>
    <style:style style:name="T42" style:family="text">
      <style:text-properties style:font-name="Times New Roman" fo:language="en" fo:country="US" officeooo:rsid="013c2655"/>
    </style:style>
    <style:style style:name="T43" style:family="text">
      <style:text-properties style:font-name="Times New Roman" fo:language="en" fo:country="US" officeooo:rsid="013e7bd5"/>
    </style:style>
    <style:style style:name="T44" style:family="text">
      <style:text-properties style:font-name="Times New Roman" fo:language="en" fo:country="US" officeooo:rsid="013e8be7"/>
    </style:style>
    <style:style style:name="T45" style:family="text">
      <style:text-properties style:font-name="Times New Roman" fo:language="en" fo:country="US" officeooo:rsid="013f84a6"/>
    </style:style>
    <style:style style:name="T46" style:family="text">
      <style:text-properties style:font-name="Times New Roman" fo:language="en" fo:country="US" officeooo:rsid="01462b6d"/>
    </style:style>
    <style:style style:name="T47" style:family="text">
      <style:text-properties style:font-name="Times New Roman" fo:language="en" fo:country="US" officeooo:rsid="0146a54c"/>
    </style:style>
    <style:style style:name="T48" style:family="text">
      <style:text-properties style:font-name="Times New Roman" fo:language="en" fo:country="US" fo:font-style="italic" officeooo:rsid="01462b6d" style:font-style-asian="italic" style:font-style-complex="italic"/>
    </style:style>
    <style:style style:name="T49" style:family="text">
      <style:text-properties style:font-name="Times New Roman" fo:language="en" fo:country="US" fo:font-style="italic" officeooo:rsid="0146a54c" style:font-style-asian="italic" style:font-style-complex="italic"/>
    </style:style>
    <style:style style:name="T50" style:family="text">
      <style:text-properties style:font-name="Times New Roman" fo:language="en" fo:country="US" officeooo:rsid="014f363a"/>
    </style:style>
    <style:style style:name="T51" style:family="text">
      <style:text-properties style:font-name="Times New Roman" fo:language="en" fo:country="US" officeooo:rsid="0150b1d6"/>
    </style:style>
    <style:style style:name="T52" style:family="text">
      <style:text-properties style:font-name="Times New Roman" fo:language="en" fo:country="US" officeooo:rsid="0145564e"/>
    </style:style>
    <style:style style:name="T53" style:family="text">
      <style:text-properties style:font-name="Times New Roman" fo:language="en" fo:country="US" officeooo:rsid="0152b50e"/>
    </style:style>
    <style:style style:name="T54" style:family="text">
      <style:text-properties style:font-name="Times New Roman" fo:language="en" fo:country="US" officeooo:rsid="0156401d"/>
    </style:style>
    <style:style style:name="T55" style:family="text">
      <style:text-properties style:font-name="Times New Roman" fo:language="en" fo:country="US" officeooo:rsid="015bd022"/>
    </style:style>
    <style:style style:name="T56" style:family="text">
      <style:text-properties style:font-name="Times New Roman" fo:language="en" fo:country="US" officeooo:rsid="015f7048"/>
    </style:style>
    <style:style style:name="T57" style:family="text">
      <style:text-properties style:font-name="Times New Roman" fo:language="en" fo:country="US" fo:font-style="normal" officeooo:rsid="015f7048" style:font-style-asian="normal" style:font-style-complex="normal"/>
    </style:style>
    <style:style style:name="T58" style:family="text">
      <style:text-properties style:font-name="Times New Roman" fo:language="en" fo:country="US" fo:font-style="normal" officeooo:rsid="0180230c" style:font-style-asian="normal" style:font-style-complex="normal"/>
    </style:style>
    <style:style style:name="T59" style:family="text">
      <style:text-properties style:font-name="Times New Roman" fo:language="en" fo:country="US" fo:font-style="normal" officeooo:rsid="018202e3" style:font-style-asian="normal" style:font-style-complex="normal"/>
    </style:style>
    <style:style style:name="T60" style:family="text">
      <style:text-properties style:font-name="Times New Roman" fo:language="en" fo:country="US" fo:font-style="normal" officeooo:rsid="01a5a05c" style:font-style-asian="normal" style:font-style-complex="normal"/>
    </style:style>
    <style:style style:name="T61" style:family="text">
      <style:text-properties style:font-name="Times New Roman" fo:language="en" fo:country="US" officeooo:rsid="016e3c9d"/>
    </style:style>
    <style:style style:name="T62" style:family="text">
      <style:text-properties style:font-name="Times New Roman" fo:language="en" fo:country="US" officeooo:rsid="016ec351"/>
    </style:style>
    <style:style style:name="T63" style:family="text">
      <style:text-properties style:font-name="Times New Roman" fo:language="en" fo:country="US" officeooo:rsid="01706bb6"/>
    </style:style>
    <style:style style:name="T64" style:family="text">
      <style:text-properties style:font-name="Times New Roman" fo:language="en" fo:country="US" officeooo:rsid="01755a69"/>
    </style:style>
    <style:style style:name="T65" style:family="text">
      <style:text-properties style:font-name="Times New Roman" fo:language="en" fo:country="US" officeooo:rsid="01764780"/>
    </style:style>
    <style:style style:name="T66" style:family="text">
      <style:text-properties style:font-name="Times New Roman" fo:language="en" fo:country="US" officeooo:rsid="0176b65b"/>
    </style:style>
    <style:style style:name="T67" style:family="text">
      <style:text-properties style:font-name="Times New Roman" fo:language="en" fo:country="US" officeooo:rsid="0178578d"/>
    </style:style>
    <style:style style:name="T68" style:family="text">
      <style:text-properties style:font-name="Times New Roman" fo:language="en" fo:country="US" officeooo:rsid="017a29f3"/>
    </style:style>
    <style:style style:name="T69" style:family="text">
      <style:text-properties style:font-name="Times New Roman" fo:language="en" fo:country="US" officeooo:rsid="017b1da4"/>
    </style:style>
    <style:style style:name="T70" style:family="text">
      <style:text-properties style:font-name="Times New Roman" fo:language="en" fo:country="US" officeooo:rsid="017b95b7"/>
    </style:style>
    <style:style style:name="T71" style:family="text">
      <style:text-properties style:font-name="Times New Roman" fo:language="en" fo:country="US" officeooo:rsid="017c5bc6"/>
    </style:style>
    <style:style style:name="T72" style:family="text">
      <style:text-properties style:font-name="Times New Roman" fo:language="en" fo:country="US" officeooo:rsid="018202e3"/>
    </style:style>
    <style:style style:name="T73" style:family="text">
      <style:text-properties style:font-name="Times New Roman" fo:language="en" fo:country="US" officeooo:rsid="018dfb10"/>
    </style:style>
    <style:style style:name="T74" style:family="text">
      <style:text-properties style:font-name="Times New Roman" fo:language="en" fo:country="US" officeooo:rsid="0190f4af"/>
    </style:style>
    <style:style style:name="T75" style:family="text">
      <style:text-properties style:font-name="Times New Roman" fo:language="en" fo:country="US" officeooo:rsid="0192dd7f"/>
    </style:style>
    <style:style style:name="T76" style:family="text">
      <style:text-properties style:font-name="Times New Roman" fo:language="en" fo:country="US" officeooo:rsid="01975dab"/>
    </style:style>
    <style:style style:name="T77" style:family="text">
      <style:text-properties style:font-name="Times New Roman" fo:language="en" fo:country="US" officeooo:rsid="019b7e47"/>
    </style:style>
    <style:style style:name="T78" style:family="text">
      <style:text-properties style:font-name="Times New Roman" fo:language="en" fo:country="US" officeooo:rsid="019c995b"/>
    </style:style>
    <style:style style:name="T79" style:family="text">
      <style:text-properties style:font-name="Times New Roman" fo:language="en" fo:country="US" officeooo:rsid="01a0527a"/>
    </style:style>
    <style:style style:name="T80" style:family="text">
      <style:text-properties style:font-name="Times New Roman" fo:language="en" fo:country="US" officeooo:rsid="01a3a380"/>
    </style:style>
    <style:style style:name="T81" style:family="text">
      <style:text-properties style:font-name="Times New Roman" fo:language="en" fo:country="US" officeooo:rsid="01a88a6a"/>
    </style:style>
    <style:style style:name="T82" style:family="text">
      <style:text-properties style:font-name="Times New Roman" fo:language="en" fo:country="US" officeooo:rsid="01cf1c4e"/>
    </style:style>
    <style:style style:name="T83" style:family="text">
      <style:text-properties style:font-name="Times New Roman" fo:language="en" fo:country="US" officeooo:rsid="01db229b"/>
    </style:style>
    <style:style style:name="T84" style:family="text">
      <style:text-properties style:font-name="Times New Roman" fo:language="en" fo:country="US" officeooo:rsid="01dd0e31"/>
    </style:style>
    <style:style style:name="T85" style:family="text">
      <style:text-properties style:font-name="Times New Roman" fo:language="en" fo:country="US" officeooo:rsid="01e258ba"/>
    </style:style>
    <style:style style:name="T86" style:family="text">
      <style:text-properties style:font-name="Times New Roman" fo:language="en" fo:country="US" officeooo:rsid="01ea6f43"/>
    </style:style>
    <style:style style:name="T87" style:family="text">
      <style:text-properties style:font-name="Times New Roman" fo:language="en" fo:country="US" officeooo:rsid="01f37e4f"/>
    </style:style>
    <style:style style:name="T88" style:family="text">
      <style:text-properties style:font-name="Times New Roman" fo:language="en" fo:country="US" officeooo:rsid="01f44a79"/>
    </style:style>
    <style:style style:name="T89" style:family="text">
      <style:text-properties style:font-name="Times New Roman" fo:language="en" fo:country="US" officeooo:rsid="01fcd8d9"/>
    </style:style>
    <style:style style:name="T90" style:family="text">
      <style:text-properties style:font-name="Times New Roman" fo:language="en" fo:country="US" officeooo:rsid="01fe2e43"/>
    </style:style>
    <style:style style:name="T91" style:family="text">
      <style:text-properties style:font-name="Times New Roman" fo:language="en" fo:country="US" officeooo:rsid="020bc0a7"/>
    </style:style>
    <style:style style:name="T92" style:family="text">
      <style:text-properties style:font-name="Times New Roman" fo:language="en" fo:country="US" officeooo:rsid="0210eff0"/>
    </style:style>
    <style:style style:name="T93" style:family="text">
      <style:text-properties style:font-name="Times New Roman" fo:language="en" fo:country="US" officeooo:rsid="02182e81"/>
    </style:style>
    <style:style style:name="T94" style:family="text">
      <style:text-properties style:font-name="Times New Roman" fo:language="en" fo:country="US" officeooo:rsid="021ad1b5"/>
    </style:style>
    <style:style style:name="T95" style:family="text">
      <style:text-properties style:font-name="Times New Roman" fo:language="en" fo:country="US" officeooo:rsid="022115a3"/>
    </style:style>
    <style:style style:name="T96" style:family="text">
      <style:text-properties style:font-name="Times New Roman" fo:language="en" fo:country="US" officeooo:rsid="0227ef0f"/>
    </style:style>
    <style:style style:name="T97" style:family="text">
      <style:text-properties style:font-name="Times New Roman" fo:language="en" fo:country="US" officeooo:rsid="02293b9d"/>
    </style:style>
    <style:style style:name="T98" style:family="text">
      <style:text-properties style:font-name="Times New Roman" fo:language="en" fo:country="US" officeooo:rsid="022f40ac"/>
    </style:style>
    <style:style style:name="T99" style:family="text">
      <style:text-properties style:font-name="Times New Roman" fo:language="en" fo:country="US" officeooo:rsid="02312882"/>
    </style:style>
    <style:style style:name="T100" style:family="text">
      <style:text-properties style:font-name="Times New Roman" fo:language="en" fo:country="US" officeooo:rsid="0232f189"/>
    </style:style>
    <style:style style:name="T101" style:family="text">
      <style:text-properties style:font-name="Times New Roman" fo:language="en" fo:country="US" officeooo:rsid="025d2aaa"/>
    </style:style>
    <style:style style:name="T102" style:family="text">
      <style:text-properties style:font-name="Times New Roman" fo:language="en" fo:country="US" officeooo:rsid="001d07bd"/>
    </style:style>
    <style:style style:name="T103" style:family="text">
      <style:text-properties style:font-name="Times New Roman" fo:font-size="10pt" fo:language="en" fo:country="US" officeooo:rsid="016643ce" style:font-size-asian="10pt" style:font-size-complex="10pt"/>
    </style:style>
    <style:style style:name="T104" style:family="text">
      <style:text-properties style:font-name="Times New Roman" fo:font-size="10pt" fo:language="en" fo:country="US" officeooo:rsid="0167c173" style:font-size-asian="10pt" style:font-size-complex="10pt"/>
    </style:style>
    <style:style style:name="T105" style:family="text">
      <style:text-properties style:font-name="Times New Roman" fo:font-size="10pt" fo:language="en" fo:country="US" officeooo:rsid="022a97a2" style:font-size-asian="10pt" style:font-size-complex="10pt"/>
    </style:style>
    <style:style style:name="T106" style:family="text">
      <style:text-properties style:font-name="Times New Roman" officeooo:rsid="01c2338e"/>
    </style:style>
    <style:style style:name="T107" style:family="text">
      <style:text-properties style:font-name="Times New Roman" officeooo:rsid="01c59911"/>
    </style:style>
    <style:style style:name="T108" style:family="text">
      <style:text-properties style:font-name="Times New Roman" officeooo:rsid="01c79776"/>
    </style:style>
    <style:style style:name="T109" style:family="text">
      <style:text-properties style:font-name="Times New Roman" officeooo:rsid="01c822db"/>
    </style:style>
    <style:style style:name="T110" style:family="text">
      <style:text-properties style:font-name="Times New Roman" officeooo:rsid="01c907fe"/>
    </style:style>
    <style:style style:name="T111" style:family="text">
      <style:text-properties style:font-name="Times New Roman" officeooo:rsid="01ca6d12"/>
    </style:style>
    <style:style style:name="T112" style:family="text">
      <style:text-properties style:font-name="Times New Roman" officeooo:rsid="01d14e7d"/>
    </style:style>
    <style:style style:name="T113" style:family="text">
      <style:text-properties style:font-name="Times New Roman" officeooo:rsid="01d30c6a"/>
    </style:style>
    <style:style style:name="T114" style:family="text">
      <style:text-properties style:font-name="Times New Roman" officeooo:rsid="01d49411"/>
    </style:style>
    <style:style style:name="T115" style:family="text">
      <style:text-properties style:font-name="Times New Roman" officeooo:rsid="01d931af"/>
    </style:style>
    <style:style style:name="T116" style:family="text">
      <style:text-properties style:font-name="Times New Roman" officeooo:rsid="01e5be05"/>
    </style:style>
    <style:style style:name="T117" style:family="text">
      <style:text-properties style:font-name="Times New Roman" officeooo:rsid="021b3a8d"/>
    </style:style>
    <style:style style:name="T118" style:family="text">
      <style:text-properties style:font-name="Times New Roman" officeooo:rsid="021ce51f"/>
    </style:style>
    <style:style style:name="T119" style:family="text">
      <style:text-properties style:font-name="Times New Roman" officeooo:rsid="021e0aee"/>
    </style:style>
    <style:style style:name="T120" style:family="text">
      <style:text-properties style:font-name="Times New Roman" officeooo:rsid="021e4ea5"/>
    </style:style>
    <style:style style:name="T121" style:family="text">
      <style:text-properties style:font-name="Times New Roman" officeooo:rsid="0224d519"/>
    </style:style>
    <style:style style:name="T122" style:family="text">
      <style:text-properties style:font-name="Times New Roman" officeooo:rsid="020efdc7"/>
    </style:style>
    <style:style style:name="T123" style:family="text">
      <style:text-properties style:font-name="Times New Roman" officeooo:rsid="02366305"/>
    </style:style>
    <style:style style:name="T124" style:family="text">
      <style:text-properties style:font-name="Times New Roman" officeooo:rsid="02396cd7"/>
    </style:style>
    <style:style style:name="T125" style:family="text">
      <style:text-properties style:font-name="Times New Roman" officeooo:rsid="023abff1"/>
    </style:style>
    <style:style style:name="T126" style:family="text">
      <style:text-properties style:font-name="Times New Roman" officeooo:rsid="02433aff"/>
    </style:style>
    <style:style style:name="T127" style:family="text">
      <style:text-properties style:font-name="Times New Roman" officeooo:rsid="024bf7ec"/>
    </style:style>
    <style:style style:name="T128" style:family="text">
      <style:text-properties style:font-name="Times New Roman" officeooo:rsid="0260320e"/>
    </style:style>
    <style:style style:name="T129" style:family="text">
      <style:text-properties style:font-name="Times New Roman" officeooo:rsid="02634c4b"/>
    </style:style>
    <style:style style:name="T130" style:family="text">
      <style:text-properties style:font-name="Times New Roman" officeooo:rsid="02663c99"/>
    </style:style>
    <style:style style:name="T131" style:family="text">
      <style:text-properties style:font-name="Times New Roman" officeooo:rsid="02585909"/>
    </style:style>
    <style:style style:name="T132" style:family="text">
      <style:text-properties style:font-name="Times New Roman" fo:font-size="11pt" officeooo:rsid="0277c82a"/>
    </style:style>
    <style:style style:name="T133" style:family="text">
      <style:text-properties officeooo:rsid="00e58261"/>
    </style:style>
    <style:style style:name="T134" style:family="text">
      <style:text-properties officeooo:rsid="02593455"/>
    </style:style>
    <style:style style:name="T135" style:family="text">
      <style:text-properties officeooo:rsid="027057dd"/>
    </style:style>
    <style:style style:name="T136" style:family="text">
      <style:text-properties officeooo:rsid="0015715b"/>
    </style:style>
    <style:style style:name="T137" style:family="text">
      <style:text-properties officeooo:rsid="0018449f"/>
    </style:style>
    <style:style style:name="T138" style:family="text">
      <style:text-properties officeooo:rsid="001fcbee"/>
    </style:style>
    <style:style style:name="T139" style:family="text">
      <style:text-properties officeooo:rsid="00222853"/>
    </style:style>
    <style:style style:name="T140" style:family="text">
      <style:text-properties officeooo:rsid="00276d6f"/>
    </style:style>
    <style:style style:name="T141" style:family="text">
      <style:text-properties officeooo:rsid="002e3de2"/>
    </style:style>
    <style:style style:name="T142" style:family="text">
      <style:text-properties officeooo:rsid="00332519"/>
    </style:style>
    <style:style style:name="T143" style:family="text">
      <style:text-properties officeooo:rsid="0037d585"/>
    </style:style>
    <style:style style:name="T144" style:family="text">
      <style:text-properties officeooo:rsid="00395b8f"/>
    </style:style>
    <style:style style:name="T145" style:family="text">
      <style:text-properties fo:language="en" fo:country="US"/>
    </style:style>
    <style:style style:name="T146" style:family="text">
      <style:text-properties fo:language="en" fo:country="US" officeooo:rsid="003cb946"/>
    </style:style>
    <style:style style:name="T147" style:family="text">
      <style:text-properties fo:language="en" fo:country="US" officeooo:rsid="003cd235"/>
    </style:style>
    <style:style style:name="T148" style:family="text">
      <style:text-properties fo:language="en" fo:country="US" officeooo:rsid="003e7960"/>
    </style:style>
    <style:style style:name="T149" style:family="text">
      <style:text-properties fo:language="en" fo:country="US" officeooo:rsid="0040d636"/>
    </style:style>
    <style:style style:name="T150" style:family="text">
      <style:text-properties fo:language="en" fo:country="US" officeooo:rsid="003c071e"/>
    </style:style>
    <style:style style:name="T151" style:family="text">
      <style:text-properties fo:language="en" fo:country="US" officeooo:rsid="0037d585"/>
    </style:style>
    <style:style style:name="T152" style:family="text">
      <style:text-properties fo:language="en" fo:country="US" officeooo:rsid="001fcbee"/>
    </style:style>
    <style:style style:name="T153" style:family="text">
      <style:text-properties fo:language="en" fo:country="US" officeooo:rsid="00464a4e"/>
    </style:style>
    <style:style style:name="T154" style:family="text">
      <style:text-properties fo:language="en" fo:country="US" officeooo:rsid="00475a8a"/>
    </style:style>
    <style:style style:name="T155" style:family="text">
      <style:text-properties fo:language="en" fo:country="US" officeooo:rsid="00495155"/>
    </style:style>
    <style:style style:name="T156" style:family="text">
      <style:text-properties fo:language="en" fo:country="US" officeooo:rsid="004c7e9c"/>
    </style:style>
    <style:style style:name="T157" style:family="text">
      <style:text-properties fo:language="en" fo:country="US" officeooo:rsid="0053b96c"/>
    </style:style>
    <style:style style:name="T158" style:family="text">
      <style:text-properties fo:language="en" fo:country="US" officeooo:rsid="00558424"/>
    </style:style>
    <style:style style:name="T159" style:family="text">
      <style:text-properties fo:language="en" fo:country="US" officeooo:rsid="00568180"/>
    </style:style>
    <style:style style:name="T160" style:family="text">
      <style:text-properties fo:language="en" fo:country="US" officeooo:rsid="00596963"/>
    </style:style>
    <style:style style:name="T161" style:family="text">
      <style:text-properties fo:language="en" fo:country="US" officeooo:rsid="005c4bfe"/>
    </style:style>
    <style:style style:name="T162" style:family="text">
      <style:text-properties fo:language="en" fo:country="US" officeooo:rsid="005e4e3b"/>
    </style:style>
    <style:style style:name="T163" style:family="text">
      <style:text-properties fo:language="en" fo:country="US" officeooo:rsid="00657c49"/>
    </style:style>
    <style:style style:name="T164" style:family="text">
      <style:text-properties fo:language="en" fo:country="US" officeooo:rsid="00690951"/>
    </style:style>
    <style:style style:name="T165" style:family="text">
      <style:text-properties fo:language="en" fo:country="US" officeooo:rsid="0015715b"/>
    </style:style>
    <style:style style:name="T166" style:family="text">
      <style:text-properties fo:language="en" fo:country="US" officeooo:rsid="0070ddef"/>
    </style:style>
    <style:style style:name="T167" style:family="text">
      <style:text-properties fo:language="en" fo:country="US" officeooo:rsid="0076b731"/>
    </style:style>
    <style:style style:name="T168" style:family="text">
      <style:text-properties fo:language="en" fo:country="US" officeooo:rsid="007eead2"/>
    </style:style>
    <style:style style:name="T169" style:family="text">
      <style:text-properties fo:language="en" fo:country="US" officeooo:rsid="00867f05"/>
    </style:style>
    <style:style style:name="T170" style:family="text">
      <style:text-properties fo:language="en" fo:country="US" officeooo:rsid="001d9866"/>
    </style:style>
    <style:style style:name="T171" style:family="text">
      <style:text-properties fo:language="en" fo:country="US" officeooo:rsid="00196186"/>
    </style:style>
    <style:style style:name="T172" style:family="text">
      <style:text-properties fo:language="en" fo:country="US" officeooo:rsid="008ca4e3"/>
    </style:style>
    <style:style style:name="T173" style:family="text">
      <style:text-properties fo:language="en" fo:country="US" officeooo:rsid="009218b4"/>
    </style:style>
    <style:style style:name="T174" style:family="text">
      <style:text-properties fo:language="en" fo:country="US" officeooo:rsid="0092d4ae"/>
    </style:style>
    <style:style style:name="T175" style:family="text">
      <style:text-properties fo:language="en" fo:country="US" officeooo:rsid="009372ab"/>
    </style:style>
    <style:style style:name="T176" style:family="text">
      <style:text-properties fo:language="en" fo:country="US" officeooo:rsid="0095bbdd"/>
    </style:style>
    <style:style style:name="T177" style:family="text">
      <style:text-properties fo:language="en" fo:country="US" officeooo:rsid="00982a44"/>
    </style:style>
    <style:style style:name="T178" style:family="text">
      <style:text-properties fo:language="en" fo:country="US" officeooo:rsid="001d07bd"/>
    </style:style>
    <style:style style:name="T179" style:family="text">
      <style:text-properties fo:language="en" fo:country="US" officeooo:rsid="009aedf6"/>
    </style:style>
    <style:style style:name="T180" style:family="text">
      <style:text-properties fo:language="en" fo:country="US" officeooo:rsid="009b257f"/>
    </style:style>
    <style:style style:name="T181" style:family="text">
      <style:text-properties fo:language="en" fo:country="US" officeooo:rsid="009cd335"/>
    </style:style>
    <style:style style:name="T182" style:family="text">
      <style:text-properties fo:language="en" fo:country="US" officeooo:rsid="009d6609"/>
    </style:style>
    <style:style style:name="T183" style:family="text">
      <style:text-properties fo:language="en" fo:country="US" officeooo:rsid="009d9bf3"/>
    </style:style>
    <style:style style:name="T184" style:family="text">
      <style:text-properties fo:language="en" fo:country="US" officeooo:rsid="009e8c58"/>
    </style:style>
    <style:style style:name="T185" style:family="text">
      <style:text-properties fo:language="en" fo:country="US" officeooo:rsid="00a13a26"/>
    </style:style>
    <style:style style:name="T186" style:family="text">
      <style:text-properties fo:language="en" fo:country="US" officeooo:rsid="00a4140c"/>
    </style:style>
    <style:style style:name="T187" style:family="text">
      <style:text-properties fo:language="en" fo:country="US" officeooo:rsid="00a490e4"/>
    </style:style>
    <style:style style:name="T188" style:family="text">
      <style:text-properties fo:language="en" fo:country="US" officeooo:rsid="00a862ad"/>
    </style:style>
    <style:style style:name="T189" style:family="text">
      <style:text-properties fo:language="en" fo:country="US" officeooo:rsid="00b0af5d"/>
    </style:style>
    <style:style style:name="T190" style:family="text">
      <style:text-properties fo:language="en" fo:country="US" officeooo:rsid="00b23d85"/>
    </style:style>
    <style:style style:name="T191" style:family="text">
      <style:text-properties fo:language="en" fo:country="US" officeooo:rsid="00b3d6cc"/>
    </style:style>
    <style:style style:name="T192" style:family="text">
      <style:text-properties fo:language="en" fo:country="US" officeooo:rsid="00bbb679"/>
    </style:style>
    <style:style style:name="T193" style:family="text">
      <style:text-properties fo:language="en" fo:country="US" officeooo:rsid="00c8de3c"/>
    </style:style>
    <style:style style:name="T194" style:family="text">
      <style:text-properties fo:language="en" fo:country="US" officeooo:rsid="00c9896f"/>
    </style:style>
    <style:style style:name="T195" style:family="text">
      <style:text-properties fo:language="en" fo:country="US" officeooo:rsid="00c9cd14"/>
    </style:style>
    <style:style style:name="T196" style:family="text">
      <style:text-properties fo:language="en" fo:country="US" officeooo:rsid="00c9da46"/>
    </style:style>
    <style:style style:name="T197" style:family="text">
      <style:text-properties fo:language="en" fo:country="US" officeooo:rsid="00e1901f"/>
    </style:style>
    <style:style style:name="T198" style:family="text">
      <style:text-properties fo:language="en" fo:country="US" officeooo:rsid="00e71d13"/>
    </style:style>
    <style:style style:name="T199" style:family="text">
      <style:text-properties fo:language="en" fo:country="US" officeooo:rsid="00e7c801"/>
    </style:style>
    <style:style style:name="T200" style:family="text">
      <style:text-properties fo:language="en" fo:country="US" officeooo:rsid="00f53ace"/>
    </style:style>
    <style:style style:name="T201" style:family="text">
      <style:text-properties fo:language="en" fo:country="US" officeooo:rsid="00f77475"/>
    </style:style>
    <style:style style:name="T202" style:family="text">
      <style:text-properties fo:language="en" fo:country="US" officeooo:rsid="00f92207"/>
    </style:style>
    <style:style style:name="T203" style:family="text">
      <style:text-properties fo:language="en" fo:country="US" officeooo:rsid="00fd9c29"/>
    </style:style>
    <style:style style:name="T204" style:family="text">
      <style:text-properties fo:language="en" fo:country="US" officeooo:rsid="0101083f"/>
    </style:style>
    <style:style style:name="T205" style:family="text">
      <style:text-properties fo:language="en" fo:country="US" officeooo:rsid="0101fa3c"/>
    </style:style>
    <style:style style:name="T206" style:family="text">
      <style:text-properties fo:language="en" fo:country="US" officeooo:rsid="01037873"/>
    </style:style>
    <style:style style:name="T207" style:family="text">
      <style:text-properties fo:language="en" fo:country="US" officeooo:rsid="010de9e7"/>
    </style:style>
    <style:style style:name="T208" style:family="text">
      <style:text-properties fo:language="en" fo:country="US" officeooo:rsid="0080993f"/>
    </style:style>
    <style:style style:name="T209" style:family="text">
      <style:text-properties fo:language="en" fo:country="US" officeooo:rsid="01107ee7"/>
    </style:style>
    <style:style style:name="T210" style:family="text">
      <style:text-properties fo:language="en" fo:country="US" officeooo:rsid="00a1b1d9"/>
    </style:style>
    <style:style style:name="T211" style:family="text">
      <style:text-properties fo:language="en" fo:country="US" officeooo:rsid="0138de5d"/>
    </style:style>
    <style:style style:name="T212" style:family="text">
      <style:text-properties fo:language="en" fo:country="US" officeooo:rsid="013b57ac"/>
    </style:style>
    <style:style style:name="T213" style:family="text">
      <style:text-properties fo:language="en" fo:country="US" officeooo:rsid="013c2655"/>
    </style:style>
    <style:style style:name="T214" style:family="text">
      <style:text-properties fo:language="en" fo:country="US" officeooo:rsid="013e7bd5"/>
    </style:style>
    <style:style style:name="T215" style:family="text">
      <style:text-properties fo:language="en" fo:country="US" officeooo:rsid="013f84a6"/>
    </style:style>
    <style:style style:name="T216" style:family="text">
      <style:text-properties fo:language="en" fo:country="US" officeooo:rsid="009535a2"/>
    </style:style>
    <style:style style:name="T217" style:family="text">
      <style:text-properties fo:language="en" fo:country="US" officeooo:rsid="00c36841"/>
    </style:style>
    <style:style style:name="T218" style:family="text">
      <style:text-properties fo:language="en" fo:country="US" officeooo:rsid="013fbec9"/>
    </style:style>
    <style:style style:name="T219" style:family="text">
      <style:text-properties fo:language="en" fo:country="US" officeooo:rsid="01417fca"/>
    </style:style>
    <style:style style:name="T220" style:family="text">
      <style:text-properties fo:language="en" fo:country="US" officeooo:rsid="0145564e"/>
    </style:style>
    <style:style style:name="T221" style:family="text">
      <style:text-properties fo:language="en" fo:country="US" officeooo:rsid="01462b6d"/>
    </style:style>
    <style:style style:name="T222" style:family="text">
      <style:text-properties fo:language="en" fo:country="US" fo:font-weight="bold" officeooo:rsid="01462b6d" style:font-weight-asian="bold" style:font-weight-complex="bold"/>
    </style:style>
    <style:style style:name="T223" style:family="text">
      <style:text-properties fo:language="en" fo:country="US" fo:font-weight="bold" officeooo:rsid="00a13a26" style:font-weight-asian="bold" style:font-weight-complex="bold"/>
    </style:style>
    <style:style style:name="T224" style:family="text">
      <style:text-properties fo:language="en" fo:country="US" fo:font-weight="bold" officeooo:rsid="01eed9c2" style:font-weight-asian="bold" style:font-weight-complex="bold"/>
    </style:style>
    <style:style style:name="T225" style:family="text">
      <style:text-properties fo:language="en" fo:country="US" fo:font-weight="bold" officeooo:rsid="02049481" style:font-weight-asian="bold" style:font-weight-complex="bold"/>
    </style:style>
    <style:style style:name="T226" style:family="text">
      <style:text-properties fo:language="en" fo:country="US" fo:font-weight="bold" officeooo:rsid="0206234f" style:font-weight-asian="bold" style:font-weight-complex="bold"/>
    </style:style>
    <style:style style:name="T227" style:family="text">
      <style:text-properties fo:language="en" fo:country="US" fo:font-weight="bold" officeooo:rsid="02063cd0" style:font-weight-asian="bold" style:font-weight-complex="bold"/>
    </style:style>
    <style:style style:name="T228" style:family="text">
      <style:text-properties fo:language="en" fo:country="US" fo:font-weight="bold" officeooo:rsid="0207d9b6" style:font-weight-asian="bold" style:font-weight-complex="bold"/>
    </style:style>
    <style:style style:name="T229" style:family="text">
      <style:text-properties fo:language="en" fo:country="US" fo:font-weight="bold" officeooo:rsid="023e9faf" style:font-weight-asian="bold" style:font-weight-complex="bold"/>
    </style:style>
    <style:style style:name="T230" style:family="text">
      <style:text-properties fo:language="en" fo:country="US" fo:font-weight="bold" officeooo:rsid="023ec12c" style:font-weight-asian="bold" style:font-weight-complex="bold"/>
    </style:style>
    <style:style style:name="T231" style:family="text">
      <style:text-properties fo:language="en" fo:country="US" fo:font-weight="bold" officeooo:rsid="0015715b" style:font-weight-asian="bold" style:font-weight-complex="bold"/>
    </style:style>
    <style:style style:name="T232" style:family="text">
      <style:text-properties fo:language="en" fo:country="US" fo:font-weight="bold" officeooo:rsid="006e3936" style:font-weight-asian="bold" style:font-weight-complex="bold"/>
    </style:style>
    <style:style style:name="T233" style:family="text">
      <style:text-properties fo:language="en" fo:country="US" fo:font-weight="bold" officeooo:rsid="024f22a7" style:font-weight-asian="bold" style:font-weight-complex="bold"/>
    </style:style>
    <style:style style:name="T234" style:family="text">
      <style:text-properties fo:language="en" fo:country="US" fo:font-weight="bold" officeooo:rsid="024ff8a5" style:font-weight-asian="bold" style:font-weight-complex="bold"/>
    </style:style>
    <style:style style:name="T235" style:family="text">
      <style:text-properties fo:language="en" fo:country="US" officeooo:rsid="0146a54c"/>
    </style:style>
    <style:style style:name="T236" style:family="text">
      <style:text-properties fo:language="en" fo:country="US" fo:font-style="italic" officeooo:rsid="01462b6d" style:font-style-asian="italic" style:font-style-complex="italic"/>
    </style:style>
    <style:style style:name="T237" style:family="text">
      <style:text-properties fo:language="en" fo:country="US" officeooo:rsid="014c40c4"/>
    </style:style>
    <style:style style:name="T238" style:family="text">
      <style:text-properties fo:language="en" fo:country="US" officeooo:rsid="014d4f4c"/>
    </style:style>
    <style:style style:name="T239" style:family="text">
      <style:text-properties fo:language="en" fo:country="US" officeooo:rsid="016643ce"/>
    </style:style>
    <style:style style:name="T240" style:family="text">
      <style:text-properties fo:language="en" fo:country="US" officeooo:rsid="016e3c9d"/>
    </style:style>
    <style:style style:name="T241" style:family="text">
      <style:text-properties fo:language="en" fo:country="US" officeooo:rsid="0099b983"/>
    </style:style>
    <style:style style:name="T242" style:family="text">
      <style:text-properties fo:language="en" fo:country="US" officeooo:rsid="01706bb6"/>
    </style:style>
    <style:style style:name="T243" style:family="text">
      <style:text-properties fo:language="en" fo:country="US" officeooo:rsid="0170c9c0"/>
    </style:style>
    <style:style style:name="T244" style:family="text">
      <style:text-properties fo:language="en" fo:country="US" officeooo:rsid="00332519"/>
    </style:style>
    <style:style style:name="T245" style:family="text">
      <style:text-properties fo:language="en" fo:country="US" officeooo:rsid="00c1ea19"/>
    </style:style>
    <style:style style:name="T246" style:family="text">
      <style:text-properties fo:language="en" fo:country="US" officeooo:rsid="018efe50"/>
    </style:style>
    <style:style style:name="T247" style:family="text">
      <style:text-properties fo:language="en" fo:country="US" officeooo:rsid="00279dd2"/>
    </style:style>
    <style:style style:name="T248" style:family="text">
      <style:text-properties fo:language="en" fo:country="US" officeooo:rsid="00276d6f"/>
    </style:style>
    <style:style style:name="T249" style:family="text">
      <style:text-properties fo:language="en" fo:country="US" officeooo:rsid="0197a123"/>
    </style:style>
    <style:style style:name="T250" style:family="text">
      <style:text-properties fo:language="en" fo:country="US" officeooo:rsid="0198c238"/>
    </style:style>
    <style:style style:name="T251" style:family="text">
      <style:text-properties fo:language="en" fo:country="US" officeooo:rsid="011301b4"/>
    </style:style>
    <style:style style:name="T252" style:family="text">
      <style:text-properties fo:language="en" fo:country="US" officeooo:rsid="019e343b"/>
    </style:style>
    <style:style style:name="T253" style:family="text">
      <style:text-properties fo:language="en" fo:country="US" officeooo:rsid="01a20b64"/>
    </style:style>
    <style:style style:name="T254" style:family="text">
      <style:text-properties fo:language="en" fo:country="US" officeooo:rsid="01abe124"/>
    </style:style>
    <style:style style:name="T255" style:family="text">
      <style:text-properties fo:language="en" fo:country="US" officeooo:rsid="01ad10f6"/>
    </style:style>
    <style:style style:name="T256" style:family="text">
      <style:text-properties fo:language="en" fo:country="US" officeooo:rsid="01adcc4b"/>
    </style:style>
    <style:style style:name="T257" style:family="text">
      <style:text-properties fo:language="en" fo:country="US" officeooo:rsid="01ce0f8e"/>
    </style:style>
    <style:style style:name="T258" style:family="text">
      <style:text-properties fo:language="en" fo:country="US" officeooo:rsid="01cef8cb"/>
    </style:style>
    <style:style style:name="T259" style:family="text">
      <style:text-properties fo:language="en" fo:country="US" officeooo:rsid="003a6505"/>
    </style:style>
    <style:style style:name="T260" style:family="text">
      <style:text-properties fo:language="en" fo:country="US" officeooo:rsid="01d8dc0c"/>
    </style:style>
    <style:style style:name="T261" style:family="text">
      <style:text-properties fo:language="en" fo:country="US" officeooo:rsid="01d8eff0"/>
    </style:style>
    <style:style style:name="T262" style:family="text">
      <style:text-properties fo:language="en" fo:country="US" officeooo:rsid="01db229b"/>
    </style:style>
    <style:style style:name="T263" style:family="text">
      <style:text-properties fo:language="en" fo:country="US" officeooo:rsid="01f68ddd"/>
    </style:style>
    <style:style style:name="T264" style:family="text">
      <style:text-properties fo:language="en" fo:country="US" fo:font-weight="normal" officeooo:rsid="01c2338e" style:font-weight-asian="normal" style:font-weight-complex="normal"/>
    </style:style>
    <style:style style:name="T265" style:family="text">
      <style:text-properties fo:language="en" fo:country="US" fo:font-weight="normal" officeooo:rsid="009218b4" style:font-weight-asian="normal" style:font-weight-complex="normal"/>
    </style:style>
    <style:style style:name="T266" style:family="text">
      <style:text-properties fo:language="en" fo:country="US" fo:font-weight="normal" officeooo:rsid="018efe50" style:font-weight-asian="normal" style:font-weight-complex="normal"/>
    </style:style>
    <style:style style:name="T267" style:family="text">
      <style:text-properties fo:language="en" fo:country="US" officeooo:rsid="00e0006a"/>
    </style:style>
    <style:style style:name="T268" style:family="text">
      <style:text-properties fo:language="en" fo:country="US" officeooo:rsid="024ee43b"/>
    </style:style>
    <style:style style:name="T269" style:family="text">
      <style:text-properties fo:language="en" fo:country="US" officeooo:rsid="00904a2d"/>
    </style:style>
    <style:style style:name="T270" style:family="text">
      <style:text-properties officeooo:rsid="00430fb5"/>
    </style:style>
    <style:style style:name="T271" style:family="text">
      <style:text-properties fo:color="#ce181e"/>
    </style:style>
    <style:style style:name="T272" style:family="text">
      <style:text-properties fo:color="#ce181e" fo:language="en" fo:country="US"/>
    </style:style>
    <style:style style:name="T273" style:family="text">
      <style:text-properties fo:color="#ce181e" fo:language="en" fo:country="US" officeooo:rsid="00a490e4"/>
    </style:style>
    <style:style style:name="T274" style:family="text">
      <style:text-properties fo:color="#ce181e" fo:language="en" fo:country="US" officeooo:rsid="003e8ac6"/>
    </style:style>
    <style:style style:name="T275" style:family="text">
      <style:text-properties fo:color="#ce181e" fo:language="en" fo:country="US" officeooo:rsid="00a13a26"/>
    </style:style>
    <style:style style:name="T276" style:family="text">
      <style:text-properties fo:color="#ce181e" fo:language="en" fo:country="US" style:text-underline-style="solid" style:text-underline-width="auto" style:text-underline-color="font-color" officeooo:rsid="00a1b1d9"/>
    </style:style>
    <style:style style:name="T277" style:family="text">
      <style:text-properties fo:color="#ce181e" fo:language="en" fo:country="US" officeooo:rsid="00a1b1d9"/>
    </style:style>
    <style:style style:name="T278" style:family="text">
      <style:text-properties fo:color="#ce181e" fo:language="en" fo:country="US" officeooo:rsid="00196186"/>
    </style:style>
    <style:style style:name="T279" style:family="text">
      <style:text-properties fo:color="#ce181e" fo:language="en" fo:country="US" style:text-underline-style="none" officeooo:rsid="00a1b1d9"/>
    </style:style>
    <style:style style:name="T280" style:family="text">
      <style:text-properties fo:color="#ce181e" style:text-line-through-style="solid" style:text-line-through-type="single" fo:language="en" fo:country="US" fo:font-weight="bold" officeooo:rsid="013c6426" style:font-weight-asian="bold" style:font-weight-complex="bold"/>
    </style:style>
    <style:style style:name="T281" style:family="text">
      <style:text-properties fo:color="#2300dc"/>
    </style:style>
    <style:style style:name="T282" style:family="text">
      <style:text-properties fo:color="#2300dc" fo:language="en" fo:country="US" officeooo:rsid="00a490e4"/>
    </style:style>
    <style:style style:name="T283" style:family="text">
      <style:text-properties fo:color="#2300dc" fo:language="en" fo:country="US" officeooo:rsid="00a71204"/>
    </style:style>
    <style:style style:name="T284" style:family="text">
      <style:text-properties fo:color="#2300dc" fo:language="en" fo:country="US" style:text-underline-style="solid" style:text-underline-width="auto" style:text-underline-color="font-color" officeooo:rsid="00a1b1d9"/>
    </style:style>
    <style:style style:name="T285" style:family="text">
      <style:text-properties fo:color="#2300dc" fo:language="en" fo:country="US" officeooo:rsid="00a1b1d9"/>
    </style:style>
    <style:style style:name="T286" style:family="text">
      <style:text-properties fo:color="#2300dc" fo:language="en" fo:country="US" style:text-underline-style="none" officeooo:rsid="00a1b1d9"/>
    </style:style>
    <style:style style:name="T287" style:family="text">
      <style:text-properties officeooo:rsid="00b0cc4f"/>
    </style:style>
    <style:style style:name="T288" style:family="text">
      <style:text-properties fo:color="#33cc66"/>
    </style:style>
    <style:style style:name="T289" style:family="text">
      <style:text-properties fo:color="#33cc66" fo:language="en" fo:country="US" officeooo:rsid="00a490e4"/>
    </style:style>
    <style:style style:name="T290" style:family="text">
      <style:text-properties fo:color="#33cc66" fo:language="en" fo:country="US" officeooo:rsid="009372ab"/>
    </style:style>
    <style:style style:name="T291" style:family="text">
      <style:text-properties fo:color="#33cc66" fo:language="en" fo:country="US" officeooo:rsid="0099b983"/>
    </style:style>
    <style:style style:name="T292" style:family="text">
      <style:text-properties fo:color="#33cc66" fo:language="en" fo:country="US" officeooo:rsid="00196186"/>
    </style:style>
    <style:style style:name="T293" style:family="text">
      <style:text-properties fo:color="#33cc66" fo:language="en" fo:country="US" officeooo:rsid="01a64460"/>
    </style:style>
    <style:style style:name="T294" style:family="text">
      <style:text-properties fo:color="#33cc66" fo:language="en" fo:country="US" style:text-underline-style="solid" style:text-underline-width="auto" style:text-underline-color="font-color" officeooo:rsid="0099b983"/>
    </style:style>
    <style:style style:name="T295" style:family="text">
      <style:text-properties fo:color="#33cc66" officeooo:rsid="01a64460"/>
    </style:style>
    <style:style style:name="T296" style:family="text">
      <style:text-properties fo:color="#dc2300" fo:font-weight="bold" officeooo:rsid="00276d6f" style:font-weight-asian="bold" style:font-weight-complex="bold"/>
    </style:style>
    <style:style style:name="T297" style:family="text">
      <style:text-properties officeooo:rsid="00e7e442"/>
    </style:style>
    <style:style style:name="T298" style:family="text">
      <style:text-properties officeooo:rsid="00e8b804"/>
    </style:style>
    <style:style style:name="T299" style:family="text">
      <style:text-properties officeooo:rsid="00eb7b8d"/>
    </style:style>
    <style:style style:name="T300" style:family="text">
      <style:text-properties officeooo:rsid="00ee5191"/>
    </style:style>
    <style:style style:name="T301" style:family="text">
      <style:text-properties officeooo:rsid="00f0829c"/>
    </style:style>
    <style:style style:name="T302" style:family="text">
      <style:text-properties officeooo:rsid="01064643"/>
    </style:style>
    <style:style style:name="T303" style:family="text">
      <style:text-properties officeooo:rsid="010de9e7"/>
    </style:style>
    <style:style style:name="T304" style:family="text">
      <style:text-properties fo:font-style="italic"/>
    </style:style>
    <style:style style:name="T305" style:family="text">
      <style:text-properties fo:font-size="10pt" officeooo:rsid="016643ce" style:font-size-asian="10pt" style:font-size-complex="10pt"/>
    </style:style>
    <style:style style:name="T306" style:family="text">
      <style:text-properties fo:font-size="10pt" fo:language="en" fo:country="US" officeooo:rsid="016643ce" style:font-size-asian="10pt" style:font-size-complex="10pt"/>
    </style:style>
    <style:style style:name="T307" style:family="text">
      <style:text-properties officeooo:rsid="013d0768"/>
    </style:style>
    <style:style style:name="T308" style:family="text">
      <style:text-properties officeooo:rsid="0141b526"/>
    </style:style>
    <style:style style:name="T309" style:family="text">
      <style:text-properties officeooo:rsid="0175ef23"/>
    </style:style>
    <style:style style:name="T310" style:family="text">
      <style:text-properties style:font-name="Liberation Sans" fo:font-size="18.2000007629395pt" fo:font-weight="bold" officeooo:rsid="01bc67e4" style:font-name-asian="Microsoft YaHei" style:font-size-asian="18.2000007629395pt" style:font-weight-asian="bold" style:font-name-complex="Mangal" style:font-size-complex="18.2000007629395pt" style:font-weight-complex="bold"/>
    </style:style>
    <style:style style:name="T311" style:family="text">
      <style:text-properties officeooo:rsid="01a60004"/>
    </style:style>
    <style:style style:name="T312" style:family="text">
      <style:text-properties officeooo:rsid="01b43e7b"/>
    </style:style>
    <style:style style:name="T313" style:family="text">
      <style:text-properties fo:color="#000000"/>
    </style:style>
    <style:style style:name="T314" style:family="text">
      <style:text-properties fo:color="#000000" fo:language="en" fo:country="US" officeooo:rsid="00a490e4"/>
    </style:style>
    <style:style style:name="T315" style:family="text">
      <style:text-properties fo:color="#000000" officeooo:rsid="00a490e4"/>
    </style:style>
    <style:style style:name="T316" style:family="text">
      <style:text-properties style:use-window-font-color="true"/>
    </style:style>
    <style:style style:name="T317" style:family="text">
      <style:text-properties style:use-window-font-color="true" officeooo:rsid="00a490e4"/>
    </style:style>
    <style:style style:name="T318" style:family="text">
      <style:text-properties style:use-window-font-color="true" fo:language="en" fo:country="US" officeooo:rsid="00196186"/>
    </style:style>
    <style:style style:name="T319" style:family="text">
      <style:text-properties fo:color="#ff860d"/>
    </style:style>
    <style:style style:name="T320" style:family="text">
      <style:text-properties fo:color="#ff860d" style:font-name="Times New Roman" officeooo:rsid="01c59911"/>
    </style:style>
    <style:style style:name="T321" style:family="text">
      <style:text-properties fo:color="#ff860d" style:font-name="Times New Roman" officeooo:rsid="01c822db"/>
    </style:style>
    <style:style style:name="T322" style:family="text">
      <style:text-properties fo:color="#ff860d" fo:language="en" fo:country="US" officeooo:rsid="00a490e4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officeooo:rsid="021b3a8d"/>
    </style:style>
    <style:style style:name="T325" style:family="text">
      <style:text-properties officeooo:rsid="021ce51f"/>
    </style:style>
    <style:style style:name="T326" style:family="text">
      <style:text-properties officeooo:rsid="021e0aee"/>
    </style:style>
    <style:style style:name="T327" style:family="text">
      <style:text-properties officeooo:rsid="0224d519"/>
    </style:style>
    <style:style style:name="T328" style:family="text">
      <style:text-properties officeooo:rsid="00cfffba"/>
    </style:style>
    <style:style style:name="T329" style:family="text">
      <style:text-properties officeooo:rsid="00cfc87f"/>
    </style:style>
    <style:style style:name="T330" style:family="text">
      <style:text-properties officeooo:rsid="022e6608"/>
    </style:style>
    <style:style style:name="T331" style:family="text">
      <style:text-properties officeooo:rsid="02366305"/>
    </style:style>
    <style:style style:name="T332" style:family="text">
      <style:text-properties officeooo:rsid="00e7fc5e"/>
    </style:style>
    <style:style style:name="T333" style:family="text">
      <style:text-properties officeooo:rsid="0237a24e"/>
    </style:style>
    <style:style style:name="T334" style:family="text">
      <style:text-properties officeooo:rsid="00e1c207"/>
    </style:style>
    <style:style style:name="T335" style:family="text">
      <style:text-properties officeooo:rsid="02433aff"/>
    </style:style>
    <style:style style:name="T336" style:family="text">
      <style:text-properties officeooo:rsid="02483bee"/>
    </style:style>
    <style:style style:name="T337" style:family="text">
      <style:text-properties officeooo:rsid="025a81eb"/>
    </style:style>
    <style:style style:name="T338" style:family="text">
      <style:text-properties officeooo:rsid="025ef89a"/>
    </style:style>
    <style:style style:name="T339" style:family="text">
      <style:text-properties officeooo:rsid="0264e6de"/>
    </style:style>
    <style:style style:name="T340" style:family="text">
      <style:text-properties officeooo:rsid="026f2810"/>
    </style:style>
    <style:style style:name="T341" style:family="text">
      <style:text-properties officeooo:rsid="027097d8"/>
    </style:style>
    <style:style style:name="T342" style:family="text">
      <style:text-properties officeooo:rsid="02752d1f"/>
    </style:style>
    <style:style style:name="T343" style:family="text">
      <style:text-properties officeooo:rsid="0277c82a"/>
    </style:style>
    <style:style style:name="T344" style:family="text">
      <style:text-properties officeooo:rsid="02792fb3"/>
    </style:style>
    <style:style style:name="T345" style:family="text">
      <style:text-properties officeooo:rsid="027b0adc"/>
    </style:style>
    <style:style style:name="T346" style:family="text">
      <style:text-properties style:font-name="Verdana" fo:font-size="9pt" style:font-size-asian="9pt" style:font-size-complex="9pt"/>
    </style:style>
    <style:style style:name="T347" style:family="text">
      <style:text-properties style:font-name="Verdana" fo:font-size="10pt"/>
    </style:style>
    <style:style style:name="T348" style:family="text">
      <style:text-properties style:font-name="Verdana" fo:font-size="9pt" fo:font-weight="bold" style:font-size-asian="9pt" style:font-size-complex="9pt"/>
    </style:style>
    <style:style style:name="T349" style:family="text">
      <style:text-properties style:font-name="Vernada" fo:font-size="9pt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draw:auto-grow-height="false" fo:min-height="1.385cm" fo:min-width="1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cfe7f5" draw:textarea-horizontal-align="justify" draw:textarea-vertical-align="middle" draw:auto-grow-height="false" fo:min-height="0.877cm" fo:min-width="2.551cm" draw:shadow="visible" draw:shadow-offset-x="0.199cm" draw:shadow-offset-y="0.199cm" draw:shadow-color="#b3b3b3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268cm" fo:min-width="15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cfe7f5" draw:textarea-horizontal-align="justify" draw:textarea-vertical-align="middle" draw:auto-grow-height="false" fo:min-height="0.84cm" fo:min-width="3.992cm" draw:shadow="visible" draw:shadow-offset-x="0.199cm" draw:shadow-offset-y="0.199cm" draw:shadow-color="#b3b3b3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solid" draw:fill-color="#cfe7f5" draw:textarea-horizontal-align="justify" draw:textarea-vertical-align="middle" draw:auto-grow-height="false" fo:min-height="0.84cm" fo:min-width="2.503cm" draw:shadow="visible" draw:shadow-offset-x="0.199cm" draw:shadow-offset-y="0.199cm" draw:shadow-color="#b3b3b3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solid" draw:fill-color="#cfe7f5" draw:textarea-horizontal-align="justify" draw:textarea-vertical-align="middle" draw:auto-grow-height="false" fo:min-height="0.84cm" fo:min-width="3.503cm" draw:shadow="visible" draw:shadow-offset-x="0.199cm" draw:shadow-offset-y="0.199cm" draw:shadow-color="#b3b3b3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="solid" draw:fill-color="#cfe7f5" draw:textarea-horizontal-align="justify" draw:textarea-vertical-align="middle" draw:auto-grow-height="false" fo:min-height="0.84cm" fo:min-width="3.457cm" draw:shadow="visible" draw:shadow-offset-x="0.199cm" draw:shadow-offset-y="0.199cm" draw:shadow-color="#b3b3b3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CCC<text:span text:style-name="T287">p</text:span>ivot</text:p>
      <text:p text:style-name="Subtitle">How it works?</text:p>
      <text:h text:style-name="P63" text:outline-level="1"/>
      <text:table-of-content text:style-name="Sect1" text:protected="true" text:name="Table des matière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62"><text:a xlink:type="simple" xlink:href="#__RefHeading___Toc2043_1528759632" text:style-name="Index_20_Link" text:visited-style-name="Index_20_Link">Document revisions<text:tab/>1</text:a></text:p>
          <text:p text:style-name="P62"><text:a xlink:type="simple" xlink:href="#__RefHeading___Toc2045_1528759632" text:style-name="Index_20_Link" text:visited-style-name="Index_20_Link">Summary<text:tab/>2</text:a></text:p>
          <text:p text:style-name="P62"><text:a xlink:type="simple" xlink:href="#__RefHeading___Toc2047_1528759632" text:style-name="Index_20_Link" text:visited-style-name="Index_20_Link">Messages and commands<text:tab/>2</text:a></text:p>
          <text:p text:style-name="P62"><text:a xlink:type="simple" xlink:href="#__RefHeading___Toc2119_1528759632" text:style-name="Index_20_Link" text:visited-style-name="Index_20_Link">Paradigm<text:tab/>3</text:a></text:p>
          <text:p text:style-name="P62"><text:a xlink:type="simple" xlink:href="#__RefHeading___Toc2049_1528759632" text:style-name="Index_20_Link" text:visited-style-name="Index_20_Link">Distinction between internal and changer commands<text:tab/>3</text:a></text:p>
          <text:p text:style-name="P62"><text:a xlink:type="simple" xlink:href="#__RefHeading___Toc2051_1528759632" text:style-name="Index_20_Link" text:visited-style-name="Index_20_Link">Error handling<text:tab/>3</text:a></text:p>
          <text:p text:style-name="P62"><text:a xlink:type="simple" xlink:href="#__RefHeading___Toc2053_1528759632" text:style-name="Index_20_Link" text:visited-style-name="Index_20_Link">How resolve multiple client accessing the serial port?<text:tab/>3</text:a></text:p>
          <text:p text:style-name="P62"><text:a xlink:type="simple" xlink:href="#__RefHeading___Toc2055_1528759632" text:style-name="Index_20_Link" text:visited-style-name="Index_20_Link">Multiple clients limitations<text:tab/>4</text:a></text:p>
          <text:p text:style-name="P62"><text:a xlink:type="simple" xlink:href="#__RefHeading___Toc2057_1528759632" text:style-name="Index_20_Link" text:visited-style-name="Index_20_Link">Command prioritization<text:tab/>5</text:a></text:p>
          <text:p text:style-name="P62"><text:a xlink:type="simple" xlink:href="#__RefHeading___Toc2061_1528759632" text:style-name="Index_20_Link" text:visited-style-name="Index_20_Link">Send multiple commands?<text:tab/>6</text:a></text:p>
          <text:p text:style-name="P62"><text:a xlink:type="simple" xlink:href="#__RefHeading___Toc2063_1528759632" text:style-name="Index_20_Link" text:visited-style-name="Index_20_Link">Can I use daisy-chained changers?<text:tab/>6</text:a></text:p>
          <text:p text:style-name="P62"><text:a xlink:type="simple" xlink:href="#__RefHeading___Toc2065_1528759632" text:style-name="Index_20_Link" text:visited-style-name="Index_20_Link">Timeout<text:tab/>6</text:a></text:p>
          <text:p text:style-name="P62"><text:a xlink:type="simple" xlink:href="#__RefHeading___Toc2067_1528759632" text:style-name="Index_20_Link" text:visited-style-name="Index_20_Link">Password protection<text:tab/>6</text:a></text:p>
        </text:index-body>
      </text:table-of-content>
      <text:p text:style-name="P98"/>
      <text:h text:style-name="P70" text:outline-level="1"><text:bookmark-start text:name="__RefHeading___Toc2043_1528759632"/>Document revisions<text:bookmark-end text:name="__RefHeading___Toc2043_1528759632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8">Date</text:p>
          </table:table-cell>
          <table:table-cell table:style-name="Tableau1.A1" office:value-type="string">
            <text:p text:style-name="P78">Version</text:p>
          </table:table-cell>
          <table:table-cell table:style-name="Tableau1.C1" office:value-type="string">
            <text:p text:style-name="P79">Description/<text:span text:style-name="T302">Modifications</text:span></text:p>
          </table:table-cell>
        </table:table-row>
        <table:table-row>
          <table:table-cell table:style-name="Tableau1.A2" office:value-type="string">
            <text:p text:style-name="P85"><text:span text:style-name="T130">04</text:span><text:span text:style-name="T329">/</text:span><text:span text:style-name="T130">18</text:span><text:span text:style-name="T329">/2020</text:span></text:p>
          </table:table-cell>
          <table:table-cell table:style-name="Tableau1.A2" office:value-type="string">
            <text:p text:style-name="P85"><text:span text:style-name="T328">1.0.</text:span><text:span text:style-name="T122">0</text:span></text:p>
          </table:table-cell>
          <table:table-cell table:style-name="Tableau1.C2" office:value-type="string">
            <text:p text:style-name="P80">Initial release</text:p>
          </table:table-cell>
        </table:table-row>
        <table:table-row>
          <table:table-cell table:style-name="Tableau1.A2" office:value-type="string">
            <text:p text:style-name="P82">12/<text:span text:style-name="T339">20</text:span>/2020</text:p>
          </table:table-cell>
          <table:table-cell table:style-name="Tableau1.A2" office:value-type="string">
            <text:p text:style-name="P85"><text:span text:style-name="T328">1.</text:span><text:span text:style-name="T131">1</text:span><text:span text:style-name="T328">.</text:span><text:span text:style-name="T131">0</text:span></text:p>
          </table:table-cell>
          <table:table-cell table:style-name="Tableau1.C2" office:value-type="string">
            <text:p text:style-name="P81">Add some <text:span text:style-name="T330">information<text:line-break/></text:span><text:span text:style-name="T337">Document revision number follow script version number.</text:span></text:p>
          </table:table-cell>
        </table:table-row>
        <table:table-row>
          <table:table-cell table:style-name="Tableau1.A2" office:value-type="string">
            <text:p text:style-name="P84">01/22/2021</text:p>
          </table:table-cell>
          <table:table-cell table:style-name="Tableau1.A2" office:value-type="string">
            <text:p text:style-name="P84">1.1.<text:span text:style-name="T342">2</text:span></text:p>
          </table:table-cell>
          <table:table-cell table:style-name="Tableau1.C2" office:value-type="string">
            <text:p text:style-name="P83">Shorten<text:span text:style-name="T340">ned</text:span> json keys <text:span text:style-name="T340">in messages </text:span><text:span text:style-name="T345">to </text:span><text:span text:style-name="T341">one letter</text:span></text:p>
          </table:table-cell>
        </table:table-row>
      </table:table>
      <text:h text:style-name="P66" text:outline-level="1"/>
      <text:p text:style-name="P99"/>
      <text:p text:style-name="P99"/>
      <text:p text:style-name="P99"/>
      <text:h text:style-name="P66" text:outline-level="1"/>
      <text:p text:style-name="P99"/>
      <text:h text:style-name="P65" text:outline-level="1"><text:span text:style-name="T145"/></text:h>
      <text:h text:style-name="P72" text:outline-level="1"><text:bookmark-start text:name="__RefHeading___Toc2045_1528759632"/><text:span text:style-name="T142">S</text:span>ummary<text:bookmark-end text:name="__RefHeading___Toc2045_1528759632"/></text:h>
      <text:p text:style-name="P37"><text:span text:style-name="T17">CCCpivot is a Node.</text:span><text:span text:style-name="T21">js</text:span><text:span text:style-name="T17"> script </text:span><text:span text:style-name="T19">which when launched became a small webservice server </text:span><text:span text:style-name="T20">to </text:span><text:span text:style-name="T36">make</text:span><text:span text:style-name="T20"> a bridge between TCP network world and a serial port. </text:span><text:span text:style-name="T37">It was designed to be used </text:span><text:span text:style-name="T39">trough</text:span><text:span text:style-name="T37"> </text:span><text:span text:style-name="T86">w</text:span><text:span text:style-name="T18">eb</text:span><text:span text:style-name="T40">S</text:span><text:span text:style-name="T38">ocket</text:span><text:span text:style-name="T37">s.</text:span></text:p>
      <text:p text:style-name="P26"/>
      <text:p text:style-name="P25"><draw:line text:anchor-type="paragraph" draw:z-index="3" draw:name="Forme2" draw:style-name="gr1" draw:text-style-name="P101" svg:x1="4.905cm" svg:y1="0.296cm" svg:x2="6.789cm" svg:y2="0.296cm"><text:p/></draw:line><draw:custom-shape text:anchor-type="paragraph" draw:z-index="2" draw:name="Forme1" draw:style-name="gr9" draw:text-style-name="P107" svg:width="3.458cm" svg:height="0.84cm" svg:x="11.749cm" svg:y="-0.118cm"><text:p text:style-name="P106"><text:span text:style-name="T349">Serial port</text:span></text:p><text:p text:style-name="P106"><text:span text:style-name="T349">RS-232 ASCII</text:span></text:p><draw:enhanced-geometry svg:viewBox="0 0 21600 21600" draw:type="rectangle" draw:enhanced-path="M 0 0 L 21600 0 21600 21600 0 21600 0 0 Z N"/></draw:custom-shape><draw:custom-shape text:anchor-type="paragraph" draw:z-index="1" draw:name="Forme1" draw:style-name="gr9" draw:text-style-name="P103" svg:width="3.458cm" svg:height="0.84cm" svg:x="1.448cm" svg:y="-0.118cm"><text:p text:style-name="P102"><text:span text:style-name="T346">TCP connection port</text:span></text:p><text:p text:style-name="P102"><text:span text:style-name="T346">JSON message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e1" draw:style-name="gr9" draw:text-style-name="P103" svg:width="3.458cm" svg:height="0.84cm" svg:x="6.789cm" svg:y="-0.118cm"><text:p text:style-name="P102"><text:span text:style-name="T346">CCCpivot instance</text:span></text:p><text:p text:style-name="P102"><text:span text:style-name="T346">“</text:span><text:span text:style-name="T346">Acts as a pivot”</text:span></text:p><draw:enhanced-geometry svg:viewBox="0 0 21600 21600" draw:type="rectangle" draw:enhanced-path="M 0 0 L 21600 0 21600 21600 0 21600 0 0 Z N"/></draw:custom-shape><draw:line text:anchor-type="paragraph" draw:z-index="25" draw:name="Forme2_0" draw:style-name="gr1" draw:text-style-name="P101" svg:x1="10.246cm" svg:y1="0.316cm" svg:x2="11.749cm" svg:y2="0.316cm"><text:p/></draw:line></text:p>
      <text:p text:style-name="P6"/>
      <text:p text:style-name="P11"><text:span text:style-name="T145">When a client arrive</text:span><text:span text:style-name="T168">s</text:span><text:span text:style-name="T145"> (make</text:span><text:span text:style-name="T172">s</text:span><text:span text:style-name="T145"> a </text:span><text:span text:style-name="T166">web</text:span><text:span text:style-name="T167">socket </text:span><text:span text:style-name="T145">connection), </text:span><text:span text:style-name="T3">a</text:span><text:span text:style-name="T7">n incremented</text:span><text:span text:style-name="T3"> </text:span><text:span text:style-name="T7">c</text:span><text:span text:style-name="T3">lient number </text:span><text:span text:style-name="T7">is </text:span><text:span text:style-name="T8">affected </text:span><text:span text:style-name="T25">to him</text:span><text:span text:style-name="T7">. The client is put in the client list </text:span><text:span text:style-name="T8">and the pivot is waiting for websocket messages </text:span><text:span text:style-name="T26">from him</text:span><text:span text:style-name="T8">. </text:span><text:span text:style-name="T22">When the client close the connection, </text:span><text:span text:style-name="T23">he was removed from the list</text:span><text:span text:style-name="T22">. If </text:span><text:span text:style-name="T24">he</text:span><text:span text:style-name="T22"> reconnects </text:span><text:span text:style-name="T24">again </text:span><text:span text:style-name="T22">a new client ID is affected. </text:span><text:span text:style-name="T145">When </text:span><text:span text:style-name="T170">the client</text:span><text:span text:style-name="T145"> sends a message, </text:span><text:span text:style-name="T73">the</text:span><text:span text:style-name="T145"> message is </text:span><text:span text:style-name="T171">analyzed</text:span><text:span text:style-name="T145">, </text:span><text:span text:style-name="T165">the first character of the command is checked to distinguish if it's an internal command or a changer command.</text:span></text:p>
      <text:p text:style-name="P5"/>
      <text:p text:style-name="P13"><text:span text:style-name="T168">The usage of Node.js came from it's better to maintain continuously the serial port opened between each command. So a static server process is necessary. </text:span><text:span text:style-name="T207">I didn't fi</text:span><text:span text:style-name="T209">n</text:span><text:span text:style-name="T207">d the way to do that in PHP. Maybe </text:span><text:a xlink:type="simple" xlink:href="https://github.com/varspool/Wrench" text:style-name="Internet_20_link" text:visited-style-name="Visited_20_Internet_20_Link"><text:span text:style-name="T304">Wrench</text:span></text:a> <text:span text:style-name="T303">is a good solution.</text:span><text:span text:style-name="T207"> </text:span><text:span text:style-name="T168">Few tests had been realized </text:span><text:span text:style-name="T208">some time ago:</text:span><text:span text:style-name="T168"> </text:span><text:a xlink:type="simple" xlink:href="https://www.jonathandupre.fr/articles/24-logiciel-scripts/211-proof-of-concept-manipulation-du-jukebox-pioneer-via-le-web" text:style-name="Internet_20_link" text:visited-style-name="Visited_20_Internet_20_Link">https://www.jonathandupre.fr/articles/24-logiciel-scripts/211-proof-of-concept-manipulation-du-jukebox-pioneer-via-le-web</text:a></text:p>
      <text:h text:style-name="P64" text:outline-level="1"><text:bookmark-start text:name="__RefHeading___Toc2047_1528759632"/>Messages and commands <text:bookmark-end text:name="__RefHeading___Toc2047_1528759632"/></text:h>
      <text:p text:style-name="P50"><text:span text:style-name="T269">Messages (asks and replies) are </text:span><text:span text:style-name="T186">simple </text:span><text:span text:style-name="T269">JSON </text:span><text:span text:style-name="T101">serialized</text:span><text:span text:style-name="T189"> </text:span><text:span text:style-name="T211">objects </text:span><text:span text:style-name="T174">in both ways </text:span><text:span text:style-name="T177">(client-server)</text:span><text:span text:style-name="T269">. </text:span><text:span text:style-name="T176">A message is an encapsulation </text:span><text:span text:style-name="T260">(envelope) </text:span><text:span text:style-name="T176">to pass commands </text:span><text:span text:style-name="T260">(letter) </text:span><text:span text:style-name="T176">to the pivot script or the </text:span><text:span text:style-name="T261">Pioneer</text:span><text:span text:style-name="T176"> autochanger. </text:span><text:span text:style-name="T173">The </text:span><text:span text:style-name="T176">'</text:span><text:span text:style-name="T173">command set</text:span><text:span text:style-name="T176">'</text:span><text:span text:style-name="T173"> is described in the ccc</text:span><text:span text:style-name="T246">P</text:span><text:span text:style-name="T173">ivotCommands.ods document.</text:span></text:p>
      <text:p text:style-name="P28"><text:span text:style-name="T173">A </text:span><text:span text:style-name="T145">message is composed </text:span><text:span text:style-name="T190">with at</text:span><text:span text:style-name="T145"> least one command </text:span><text:span text:style-name="T239">(and can be completed by</text:span><text:span text:style-name="T175"> a</text:span><text:span text:style-name="T182">n</text:span><text:span text:style-name="T175"> </text:span><text:span text:style-name="T181">optional</text:span><text:span text:style-name="T179"> </text:span><text:span text:style-name="T175">flag</text:span><text:span text:style-name="T239">)</text:span><text:span text:style-name="T175">.<text:line-break/></text:span><text:span text:style-name="T198">Two</text:span><text:span text:style-name="T185"> examples:</text:span></text:p>
      <text:p text:style-name="Text_20_body"><text:span text:style-name="T145">Message 1: {</text:span><text:span text:style-name="T271">c:’/CONN’</text:span>} <text:span text:style-name="T305">(Returns the current connection client ID.)</text:span></text:p>
      <text:p text:style-name="Text_20_body"><text:span text:style-name="T145">Reply: {</text:span><text:span text:style-name="T271">c:’/CONN’</text:span>,<text:span text:style-name="T281">r:12</text:span><text:span text:style-name="T313">,</text:span><text:span text:style-name="T319">"e":0</text:span><text:span text:style-name="T313">}</text:span></text:p>
      <text:p text:style-name="P29"><text:span text:style-name="T185">Message 2: {</text:span><text:span text:style-name="T275">c:’</text:span><text:span text:style-name="T273">1PS</text:span><text:span text:style-name="T274">1ZS</text:span><text:span text:style-name="T275">’</text:span><text:span text:style-name="T185">,</text:span><text:span text:style-name="T289">f:1</text:span><text:span text:style-name="T185">} </text:span><text:span text:style-name="T306">(Ask the </text:span><text:span text:style-name="T105">changer</text:span><text:span text:style-name="T306"> to load the </text:span><text:span text:style-name="T103">CD number 001 </text:span><text:span text:style-name="T104">on player 1.</text:span><text:span text:style-name="T103">)</text:span></text:p>
      <text:p text:style-name="P38"><text:span text:style-name="T145">Reply:{</text:span><text:span text:style-name="T272">c:’</text:span><text:span text:style-name="T273">1PS</text:span><text:span text:style-name="T274">1ZS</text:span><text:span text:style-name="T272">’</text:span><text:span text:style-name="T145">,</text:span><text:span text:style-name="T282">r:'1PSR'</text:span><text:span text:style-name="T187">,</text:span><text:span text:style-name="T289">f:1</text:span><text:span text:style-name="T314">,</text:span><text:span text:style-name="T322">"e":0</text:span><text:span text:style-name="T145">}</text:span></text:p>
      <text:p text:style-name="P36"><text:span text:style-name="T210">The communication </text:span><text:span text:style-name="T61">can be</text:span><text:span text:style-name="T210"> </text:span><text:span text:style-name="T240">a</text:span><text:span text:style-name="T210">synchronous </text:span><text:span text:style-name="T61">so</text:span><text:span text:style-name="T210"> it was decided that the CCC</text:span><text:span text:style-name="T74">p</text:span><text:span text:style-name="T210">ivot </text:span><text:span text:style-name="T192">returns also</text:span><text:span text:style-name="T210"> the </text:span><text:span text:style-name="T277">original </text:span><text:span text:style-name="T276">c</text:span><text:span text:style-name="T279">om</text:span><text:span text:style-name="T277">mand string </text:span><text:span text:style-name="T285">along </text:span><text:span text:style-name="T283">every</text:span><text:span text:style-name="T285"> </text:span><text:span text:style-name="T284">r</text:span><text:span text:style-name="T286">esponse</text:span><text:span text:style-name="T210">. It will generate more network </text:span><text:span text:style-name="T188">traffic</text:span><text:span text:style-name="T210"> but the communication will be stronger. The client application is more easy to design with this scheme.</text:span></text:p>
      <text:p text:style-name="P41"><text:span text:style-name="T290">T</text:span><text:span text:style-name="T291">he </text:span><text:span text:style-name="T294">f</text:span><text:span text:style-name="T291">lag</text:span><text:span text:style-name="T241"> is never used inside the </text:span><text:span text:style-name="T62">p</text:span><text:span text:style-name="T241">ivot script and can be empty </text:span><text:span text:style-name="T179">(</text:span><text:span text:style-name="T241">not used at all</text:span><text:span text:style-name="T179">)</text:span><text:span text:style-name="T241">. </text:span><text:span text:style-name="T179">The value is just </text:span><text:span text:style-name="T183">transported as-is </text:span><text:span text:style-name="T179">like a hatch </text:span><text:span text:style-name="T180">between the ask and the reply </text:span><text:span text:style-name="T191">(loop)</text:span><text:span text:style-name="T179">. </text:span><text:span text:style-name="T85">I</text:span><text:span text:style-name="T241">t just helps the client to </text:span><text:span text:style-name="T179">better </text:span><text:span text:style-name="T241">sort </text:span><text:span text:style-name="T184">and dispatch</text:span><text:span text:style-name="T241"> </text:span><text:span text:style-name="T179">replies by designating this little flag along with the command.</text:span></text:p>
      <text:p text:style-name="P43"><text:span text:style-name="T179">N</text:span><text:span text:style-name="T212">ot</text:span><text:span text:style-name="T213">ice</text:span><text:span text:style-name="T212">: You don’t have to </text:span><text:span text:style-name="T42">suffix</text:span><text:span text:style-name="T212"> each autochanger command </text:span><text:span text:style-name="T213">by </text:span><text:span text:style-name="T212">the CR char</text:span><text:span text:style-name="T242">acter</text:span><text:span text:style-name="T212"> ‘\</text:span><text:span text:style-name="T75">r</text:span><text:span text:style-name="T212">’ at the end. CCCpivot </text:span><text:span text:style-name="T41">do</text:span><text:span text:style-name="T63">es</text:span><text:span text:style-name="T41"> it for you</text:span><text:span text:style-name="T212">. </text:span></text:p>
      <text:p text:style-name="P43"><text:span text:style-name="T243">Bad:</text:span><text:span text:style-name="T185">{</text:span><text:span text:style-name="T275">c:’</text:span><text:span text:style-name="T273">1PS</text:span><text:span text:style-name="T274">1ZS</text:span><text:span text:style-name="T280">\r</text:span><text:span text:style-name="T275">’</text:span><text:span text:style-name="T185">,</text:span><text:span text:style-name="T289">f:1</text:span><text:span text:style-name="T185">} </text:span></text:p>
      <text:p text:style-name="P43"><text:span text:style-name="T243">Good:</text:span><text:span text:style-name="T185">{</text:span><text:span text:style-name="T275">c:’</text:span><text:span text:style-name="T273">1PS</text:span><text:span text:style-name="T274">1ZS</text:span><text:span text:style-name="T275">’</text:span><text:span text:style-name="T185">,</text:span><text:span text:style-name="T289">f:1</text:span><text:span text:style-name="T185">}</text:span></text:p>
      <text:p text:style-name="P47"><text:span text:style-name="T223">N</text:span><text:span text:style-name="T224">ote: The pivot </text:span><text:span text:style-name="T233">script </text:span><text:span text:style-name="T35">only</text:span><text:span text:style-name="T224"> </text:span><text:span text:style-name="T230">send</text:span><text:span text:style-name="T224"> </text:span><text:span text:style-name="T234">i</text:span><text:span text:style-name="T35">ssued client commands</text:span><text:span text:style-name="T224">. The pivot never sends </text:span><text:span text:style-name="T34">commands</text:span><text:span text:style-name="T224"> to </text:span><text:span text:style-name="T229">Pioneer changer</text:span><text:span text:style-name="T224"> by itself.</text:span></text:p>
      <text:h text:style-name="P68" text:outline-level="1"><text:bookmark-start text:name="__RefHeading___Toc2119_1528759632"/><text:soft-page-break/>Paradigm<text:bookmark-end text:name="__RefHeading___Toc2119_1528759632"/></text:h>
      <text:list xml:id="list1052473010" text:style-name="L5">
        <text:list-item>
          <text:p text:style-name="P91"><text:span text:style-name="T324">Clients are </text:span><text:span text:style-name="T335">by default</text:span><text:span text:style-name="T324"> isolated each other like </text:span><text:span text:style-name="T338">on </text:span><text:span text:style-name="T324">a web server. </text:span><text:span text:style-name="T325">By example, </text:span><text:span text:style-name="T118">i</text:span><text:span text:style-name="T324">f a client ask the </text:span><text:span text:style-name="T117">time</text:span><text:span text:style-name="T324"> of the </text:span><text:span text:style-name="T118">CD</text:span><text:span text:style-name="T324"> player </text:span><text:span text:style-name="T325">n°</text:span><text:span text:style-name="T324">1 (1PS?A), the result is only sen</text:span><text:span text:style-name="T128">t</text:span><text:span text:style-name="T324"> to this client and not shared to all clients </text:span><text:span text:style-name="T326">(even </text:span><text:span text:style-name="T119">if </text:span><text:span text:style-name="T326">Node.js can </text:span><text:span text:style-name="T120">handle</text:span><text:span text:style-name="T326"> this)</text:span><text:span text:style-name="T324">.</text:span></text:p>
        </text:list-item>
        <text:list-item>
          <text:p text:style-name="P91">Commands sends by clients can’t be aborted. The only case <text:span text:style-name="T327">sen</text:span><text:span text:style-name="T121">t</text:span><text:span text:style-name="T327"> </text:span>commands are not executed by changer <text:span text:style-name="T327">is a client websocket disconnection.</text:span></text:p>
        </text:list-item>
        <text:list-item>
          <text:p text:style-name="P91"><text:span text:style-name="T324">Pivot </text:span><text:span text:style-name="T126">can</text:span><text:span text:style-name="T324"> send </text:span><text:span text:style-name="T335">broadcast (to all </text:span><text:span text:style-name="T324">clients</text:span><text:span text:style-name="T335">) </text:span><text:span text:style-name="T324">messages by itself </text:span><text:span text:style-name="T127">when</text:span><text:span text:style-name="T126">:</text:span></text:p>
          <text:list>
            <text:list-item>
              <text:p text:style-name="P93"><text:span text:style-name="T126">C</text:span><text:span text:style-name="T1">lient number change (/COUNTCLI)</text:span></text:p>
            </text:list-item>
            <text:list-item>
              <text:p text:style-name="P95">Serial device lost (/SERIALO<text:span text:style-name="T336">K with value false</text:span>)</text:p>
            </text:list-item>
            <text:list-item>
              <text:p text:style-name="P91"><text:span text:style-name="T335">Serial device reconnected (/SERIALOK</text:span><text:span text:style-name="T336"> with value </text:span><text:span text:style-name="T129">true</text:span><text:span text:style-name="T335">)</text:span></text:p>
            </text:list-item>
            <text:list-item>
              <text:p text:style-name="P97">Changer was powered on by another client (/POWERON)</text:p>
            </text:list-item>
            <text:list-item>
              <text:p text:style-name="P97"><text:span text:style-name="T102">Changer was powered off by another client (/POWEROFF)</text:span></text:p>
            </text:list-item>
          </text:list>
        </text:list-item>
      </text:list>
      <text:h text:style-name="Heading_20_1" text:outline-level="1"><text:bookmark-start text:name="__RefHeading___Toc2049_1528759632"/><text:span text:style-name="T178">D</text:span><text:span text:style-name="T145">istinction </text:span><text:span text:style-name="T178">between internal and changer commands</text:span><text:bookmark-end text:name="__RefHeading___Toc2049_1528759632"/></text:h>
      <text:p text:style-name="P2"><text:span text:style-name="T136">Commands</text:span> can be separated in two <text:span text:style-name="T141">types</text:span>:</text:p>
      <text:p text:style-name="P2"/>
      <text:list xml:id="list3548971796" text:style-name="L1">
        <text:list-item>
          <text:p text:style-name="P74">Internal commands <text:span text:style-name="T140">like '</text:span><text:span text:style-name="T296">/</text:span><text:span text:style-name="T140">HOST' or '</text:span><text:span text:style-name="T296">/</text:span><text:span text:style-name="T140">LPID'.</text:span></text:p>
        </text:list-item>
        <text:list-item>
          <text:p text:style-name="P74"><text:span text:style-name="T136">Changer</text:span> <text:span text:style-name="T307">(external) </text:span>commands <text:span text:style-name="T136">like </text:span>'1PS?J' <text:span text:style-name="T140">or '2PSPL'.</text:span></text:p>
        </text:list-item>
      </text:list>
      <text:p text:style-name="P2"/>
      <text:p text:style-name="P17"><text:span text:style-name="T247">The pivot script checks t</text:span><text:span text:style-name="T248">he first character </text:span><text:span text:style-name="T247">of the command to distinguish them. If a '/' is found, the command is </text:span><text:span text:style-name="T76">interpreted</text:span><text:span text:style-name="T247"> as internal type. Otherwise it's </text:span><text:span text:style-name="T249">considere</text:span><text:span text:style-name="T250">d</text:span><text:span text:style-name="T249"> as </text:span><text:span text:style-name="T247">a changer command type by default.</text:span></text:p>
      <text:p text:style-name="P3"/>
      <text:p text:style-name="P18"><text:span text:style-name="T145">Internal commands </text:span><text:span text:style-name="T170">helps for debug and sends information for any application which want to use </text:span><text:span text:style-name="T77">the</text:span><text:span text:style-name="T170"> changer without the database (like </text:span><text:span text:style-name="T78">CCC</text:span><text:span text:style-name="T251">tester &amp; </text:span><text:span text:style-name="T78">CCC</text:span><text:span text:style-name="T170">controller). These commands </text:span><text:span text:style-name="T145">does</text:span><text:span text:style-name="T165">n't</text:span><text:span text:style-name="T145"> </text:span><text:span text:style-name="T165">h</text:span><text:span text:style-name="T145">ave to communicate with the </text:span><text:span text:style-name="T97">changer</text:span><text:span text:style-name="T145"> </text:span><text:span text:style-name="T165">on the serial port, so they can be answered with a shortcut path very quickly.</text:span></text:p>
      <text:p text:style-name="P1"/>
      <text:p text:style-name="P12"><text:span text:style-name="T27">C</text:span><text:span text:style-name="T16">hanger</text:span><text:span text:style-name="T145"> commands </text:span><text:span text:style-name="T164">(obviously) </text:span><text:span text:style-name="T165">have to communicate with the </text:span><text:span text:style-name="T96">changer</text:span><text:span text:style-name="T165"> on the serial port. The changer can be controlled by many clients. But the serial port can be </text:span><text:span text:style-name="T169">acceded</text:span><text:span text:style-name="T165"> by only one client at a time. </text:span><text:span text:style-name="T176">This pivot</text:span><text:span text:style-name="T165"> is here to manage this.</text:span></text:p>
      <text:p text:style-name="P4"/>
      <text:p text:style-name="P23"><text:span text:style-name="T252">Note</text:span><text:span text:style-name="T268">s</text:span><text:span text:style-name="T252">: </text:span></text:p>
      <text:list xml:id="list4210002956" text:style-name="L2">
        <text:list-item>
          <text:p text:style-name="P76"><text:span text:style-name="T231">D</text:span><text:span text:style-name="T232">on’t mix internal and external commands in the same message.</text:span></text:p>
        </text:list-item>
        <text:list-item>
          <text:p text:style-name="P76"><text:span text:style-name="T225">The pivot script does not </text:span><text:span text:style-name="T33">control</text:span><text:span text:style-name="T225">/</text:span><text:span text:style-name="T226">validate</text:span><text:span text:style-name="T225"> </text:span><text:span text:style-name="T228">the </text:span><text:span text:style-name="T225">Pioneer autochanger commands. </text:span><text:span text:style-name="T32">R</text:span><text:span text:style-name="T225">eceived commands </text:span><text:span text:style-name="T227">are written </text:span><text:span text:style-name="T225">as-is on the serial port.</text:span></text:p>
        </text:list-item>
      </text:list>
      <text:h text:style-name="Heading_20_1" text:outline-level="1"><text:bookmark-start text:name="__RefHeading___Toc2051_1528759632"/>Error handling<text:bookmark-end text:name="__RefHeading___Toc2051_1528759632"/></text:h>
      <text:p text:style-name="P21"><text:span text:style-name="T106">The pivot script </text:span><text:span text:style-name="T107">always returns an error code number (integer) </text:span><text:span text:style-name="T320">“</text:span><text:span text:style-name="T321">e”</text:span><text:span text:style-name="T109"> </text:span><text:span text:style-name="T107">along the </text:span><text:span text:style-name="T108">response</text:span><text:span text:style-name="T107">. This value informs you if the </text:span><text:span text:style-name="T108">pivot script </text:span><text:span text:style-name="T110">has </text:span><text:span text:style-name="T108">encounter</text:span><text:span text:style-name="T116">ed</text:span><text:span text:style-name="T108"> a problem </text:span><text:span text:style-name="T111">and </text:span><text:span text:style-name="T115">can </text:span><text:span text:style-name="T111">give states</text:span><text:span text:style-name="T107">. </text:span><text:span text:style-name="T112">Like timeouts, serial ports lost, etc… </text:span><text:span text:style-name="T107">Default </text:span><text:span text:style-name="T113">value </text:span><text:span text:style-name="T107">is 0 (</text:span><text:span text:style-name="T108">mean</text:span><text:span text:style-name="T114">ing</text:span><text:span text:style-name="T108"> </text:span><text:span text:style-name="T107">no error). </text:span><text:span text:style-name="T264">Error codes are</text:span><text:span text:style-name="T265"> described in the ccc</text:span><text:span text:style-name="T266">P</text:span><text:span text:style-name="T265">ivotCommands.ods document.</text:span></text:p>
      <text:p text:style-name="P10"/>
      <text:h text:style-name="P67" text:outline-level="1"><text:bookmark-start text:name="__RefHeading___Toc2053_1528759632"/>How resolve multiple client accessing the serial port?<text:bookmark-end text:name="__RefHeading___Toc2053_1528759632"/></text:h>
      <text:p text:style-name="P7">With a <text:span text:style-name="T270">FIFO type </text:span>queue. When a <text:span text:style-name="T143">message arrives from a client, if the message contains a changer command, the message was added </text:span>to the queue. <text:span text:style-name="T144">The queue is executed when a command arrives until the queue is empty.</text:span></text:p>
      <text:p text:style-name="P1"/>
      <text:p text:style-name="P14"><text:soft-page-break/><text:span text:style-name="T244">So the client may have to wait </text:span><text:span text:style-name="T245">some </text:span><text:span text:style-name="T64">time</text:span><text:span text:style-name="T245"> </text:span><text:span text:style-name="T244">before the </text:span><text:span text:style-name="T94">changer</text:span><text:span text:style-name="T244"> is available for him:</text:span></text:p>
      <text:list xml:id="list657091787" text:style-name="L3">
        <text:list-item>
          <text:p text:style-name="P77"><text:span text:style-name="T151">that </text:span><text:span text:style-name="T152">another client </text:span><text:span text:style-name="T4">command terminates</text:span><text:span text:style-name="T28">.</text:span></text:p>
        </text:list-item>
        <text:list-item>
          <text:p text:style-name="P75"><text:span text:style-name="T138">if the client already sends </text:span><text:span text:style-name="T309">messages</text:span><text:span text:style-name="T138"> before, </text:span>waiting that his previous commands <text:span text:style-name="T138">was replied.</text:span></text:p>
        </text:list-item>
      </text:list>
      <text:p text:style-name="P8"/>
      <text:h text:style-name="Heading_20_1" text:outline-level="1"><text:bookmark-start text:name="__RefHeading___Toc2055_1528759632"/>Multiple clients limitations<text:bookmark-end text:name="__RefHeading___Toc2055_1528759632"/></text:h>
      <text:p text:style-name="P22"><text:span text:style-name="T65">Obviously normally </text:span><text:span text:style-name="T214">only one client should access the same </text:span><text:span text:style-name="T83">autochanger</text:span><text:span text:style-name="T214"> at a time. More clients means more </text:span><text:span text:style-name="T262">performance </text:span><text:span text:style-name="T43">difficulties for the </text:span><text:span text:style-name="T83">autochanger</text:span><text:span text:style-name="T43"> to be available </text:span><text:span text:style-name="T66">for </text:span><text:span text:style-name="T79">everyone</text:span><text:span text:style-name="T66"> </text:span><text:span text:style-name="T44">due to low </text:span><text:span text:style-name="T43">serial speed </text:span><text:span text:style-name="T44">rate </text:span><text:span text:style-name="T83">(4800/9600 bauds) </text:span><text:span text:style-name="T92">and </text:span><text:bookmark text:name="tw-target-text"/><text:span text:style-name="T92">cacophony</text:span><text:span text:style-name="T43">. </text:span><text:span text:style-name="T84">Pioneer changers can take </text:span><text:span text:style-name="T87">around </text:span><text:span text:style-name="T84">1</text:span><text:span text:style-name="T90">5ms</text:span><text:span text:style-name="T84"> to 65ms to respond to each request command </text:span><text:span text:style-name="T88">on the serial port</text:span><text:span text:style-name="T84">. </text:span><text:span text:style-name="T89">Serial </text:span><text:span text:style-name="T90">duration</text:span><text:span text:style-name="T89"> can be followed in the log </text:span><text:span text:style-name="T31">when DEBUG mode is enabled</text:span><text:span text:style-name="T89">.</text:span></text:p>
      <text:p text:style-name="P20"/>
      <text:p text:style-name="P19">debug [Sat Apr 18 2020 18:05:47 GMT+0200 (GMT+02:00)] <text:s/>Executing 1PS?J...</text:p>
      <text:p text:style-name="P19">debug [Sat Apr 18 2020 18:05:47 GMT+0200 (GMT+02:00)] <text:s/>Read from serial: 1PSR <text:span text:style-name="T323">in 28ms</text:span></text:p>
      <text:p text:style-name="P19">debug [Sat Apr 18 2020 18:05:47 GMT+0200 (GMT+02:00)] <text:s/>Replied to client 1 about 1PS?J: 1PSR</text:p>
      <text:p text:style-name="P19">debug [Sat Apr 18 2020 18:05:47 GMT+0200 (GMT+02:00)] <text:s/>Executing 2PS?J...</text:p>
      <text:p text:style-name="P19">debug [Sat Apr 18 2020 18:05:47 GMT+0200 (GMT+02:00)] <text:s/>Read from serial: 2PSR <text:span text:style-name="T323">in 28ms</text:span></text:p>
      <text:p text:style-name="P19">debug [Sat Apr 18 2020 18:05:47 GMT+0200 (GMT+02:00)] <text:s/>Replied to client 1 about 2PS?J: 2PSR</text:p>
      <text:p text:style-name="P19">debug [Sat Apr 18 2020 18:05:47 GMT+0200 (GMT+02:00)] <text:s/>Executing 1PS?P...</text:p>
      <text:p text:style-name="P19">debug [Sat Apr 18 2020 18:05:47 GMT+0200 (GMT+02:00)] <text:s/>Read from serial: 1PSP01 <text:span text:style-name="T323">in 35ms</text:span></text:p>
      <text:p text:style-name="P19">debug [Sat Apr 18 2020 18:05:47 GMT+0200 (GMT+02:00)] <text:s/>Replied to client 1 about 1PS?P: 1PSP01</text:p>
      <text:p text:style-name="P19">debug [Sat Apr 18 2020 18:05:47 GMT+0200 (GMT+02:00)] <text:s/>Executing 2PS?P...</text:p>
      <text:p text:style-name="P19">debug [Sat Apr 18 2020 18:05:47 GMT+0200 (GMT+02:00)] <text:s/>Read from serial: 2PSP01 <text:span text:style-name="T323">in 35ms</text:span></text:p>
      <text:p text:style-name="P19">debug [Sat Apr 18 2020 18:05:47 GMT+0200 (GMT+02:00)] <text:s/>Replied to client 1 about 2PS?P: 2PSP01</text:p>
      <text:p text:style-name="P19">debug [Sat Apr 18 2020 18:05:47 GMT+0200 (GMT+02:00)] <text:s/>Executing 1PS?Z...</text:p>
      <text:p text:style-name="P19">debug [Sat Apr 18 2020 18:05:47 GMT+0200 (GMT+02:00)] <text:s/>Read from serial: 1PS300 <text:span text:style-name="T323">in 15ms</text:span></text:p>
      <text:p text:style-name="P19">debug [Sat Apr 18 2020 18:05:47 GMT+0200 (GMT+02:00)] <text:s/>Replied to client 1 about 1PS?Z: 1PS300</text:p>
      <text:p text:style-name="P19">debug [Sat Apr 18 2020 18:05:47 GMT+0200 (GMT+02:00)] <text:s/>Executing 2PS?Z...</text:p>
      <text:p text:style-name="P19">debug [Sat Apr 18 2020 18:05:47 GMT+0200 (GMT+02:00)] <text:s/>Read from serial: 2PS045 <text:span text:style-name="T323">in 15ms</text:span></text:p>
      <text:p text:style-name="P19">debug [Sat Apr 18 2020 18:05:47 GMT+0200 (GMT+02:00)] <text:s/>Replied to client 1 about 2PS?Z: 2PS045</text:p>
      <text:p text:style-name="P19">debug [Sat Apr 18 2020 18:05:47 GMT+0200 (GMT+02:00)] <text:s/>Executing 1PS?A...</text:p>
      <text:p text:style-name="P19">debug [Sat Apr 18 2020 18:05:47 GMT+0200 (GMT+02:00)] <text:s/>Read from serial: 1PSXXXXXXXXXX <text:span text:style-name="T323">in 59ms</text:span></text:p>
      <text:p text:style-name="P19">debug [Sat Apr 18 2020 18:05:47 GMT+0200 (GMT+02:00)] <text:s/>Replied to client 1 about 1PS?A: 1PSXXXXXXXXXX</text:p>
      <text:p text:style-name="P19">debug [Sat Apr 18 2020 18:05:47 GMT+0200 (GMT+02:00)] <text:s/>Executing 2PS?A...</text:p>
      <text:p text:style-name="P19">debug [Sat Apr 18 2020 18:05:47 GMT+0200 (GMT+02:00)] <text:s/>Read from serial: 2PSXXXXXXXXXX <text:span text:style-name="T323">in 60ms</text:span></text:p>
      <text:p text:style-name="P19">debug [Sat Apr 18 2020 18:05:47 GMT+0200 (GMT+02:00)] <text:s/>Replied to client 1 about 2PS?A: 2PSXXXXXXXXXX</text:p>
      <text:h text:style-name="P71" text:outline-level="1"><text:bookmark-start text:name="__RefHeading___Toc2057_1528759632"/>Command prioritization<text:bookmark-end text:name="__RefHeading___Toc2057_1528759632"/></text:h>
      <text:p text:style-name="P45"><text:span text:style-name="T220">L</text:span><text:span text:style-name="T221">ike explained before, the system use a </text:span><text:span text:style-name="T253">classic </text:span><text:span text:style-name="T221">FIFO</text:span><text:span text:style-name="T253"> </text:span><text:span text:style-name="T221">queue, so received commands are basically executed in received order, this is the default behavior. The last message (</text:span><text:span text:style-name="T46">and </text:span><text:span text:style-name="T221">commands) was added </text:span><text:span text:style-name="T222">at the end</text:span><text:span text:style-name="T221"> of the queue.</text:span></text:p>
      <text:p text:style-name="P32"><draw:custom-shape text:anchor-type="paragraph" draw:z-index="8" draw:name="Forme1_5" draw:style-name="gr8" draw:text-style-name="P103" svg:width="3.504cm" svg:height="0.84cm" svg:x="1.785cm" svg:y="0.295cm"><text:p text:style-name="P102"><text:span text:style-name="T346">New message ! (5)</text:span></text:p><text:p text:style-name="P102"><text:span text:style-name="T346">{c:1PSPL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32"><draw:custom-shape text:anchor-type="paragraph" draw:z-index="14" draw:name="Forme7" draw:style-name="gr2" draw:text-style-name="P101" svg:width="1.264cm" svg:height="1.359cm" draw:transform="rotate (-1.54932877699537) translate (4.318cm 0.262819444444444cm)"><text:p/><draw:enhanced-geometry svg:viewBox="0 0 21600 21600" draw:mirror-horizontal="true" draw:text-areas="0 0 21600 21600" draw:type="circular-arrow" draw:modifiers="-110.85801518432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3"><draw:custom-shape text:anchor-type="paragraph" draw:z-index="5" draw:name="Forme1_1" draw:style-name="gr7" draw:text-style-name="P103" svg:width="2.504cm" svg:height="0.84cm" svg:x="13.885cm" svg:y="0.026cm"><text:p text:style-name="P102"><text:span text:style-name="T346">Message 1</text:span></text:p><text:p text:style-name="P102"><text:span text:style-name="T346">{c:1PS?A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Forme1_3" draw:style-name="gr7" draw:text-style-name="P103" svg:width="2.504cm" svg:height="0.84cm" svg:x="5.002cm" svg:y="0.011cm"><text:p text:style-name="P102"><text:span text:style-name="T346">Message 4</text:span></text:p><text:p text:style-name="P102"><text:span text:style-name="T346">{c:2PS?Z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" draw:name="Forme1_4" draw:style-name="gr3" draw:text-style-name="P103" svg:width="2.551cm" svg:height="0.877cm" svg:x="7.938cm" svg:y="0.007cm"><text:p text:style-name="P102"><text:span text:style-name="T346">Message 3</text:span></text:p><text:p text:style-name="P102"><text:span text:style-name="T346">{c:1PS?Z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Forme1_0" draw:style-name="gr7" draw:text-style-name="P103" svg:width="2.504cm" svg:height="0.84cm" svg:x="10.933cm" svg:y="0.021cm"><text:p text:style-name="P102"><text:span text:style-name="T346">Message 2</text:span></text:p><text:p text:style-name="P102"><text:span text:style-name="T346">{c:1PS?A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33"/>
      <text:p text:style-name="P33"><draw:custom-shape text:anchor-type="paragraph" draw:z-index="9" draw:name="Forme4" draw:style-name="gr5" draw:text-style-name="P105" svg:width="15.955cm" svg:height="0.489cm" svg:x="0.554cm" svg:y="0.254cm"><text:p/><draw:enhanced-geometry svg:viewBox="0 0 21600 21600" draw:text-areas="0 ?f0 ?f5 ?f2" draw:type="right-arrow" draw:modifiers="20848.5305199699 4894.9640287769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name="Forme5" draw:style-name="gr4" draw:text-style-name="P104" svg:width="1.303cm" svg:height="0.489cm" svg:x="0.554cm" svg:y="-0.235cm"><draw:text-box><text:p><text:span text:style-name="T347">End</text:span></text:p></draw:text-box></draw:frame><draw:frame text:anchor-type="paragraph" draw:z-index="11" draw:name="Forme5_0" draw:style-name="gr4" draw:text-style-name="P104" svg:width="1.303cm" svg:height="0.489cm" svg:x="15.672cm" svg:y="-0.235cm"><draw:text-box><text:p><text:span text:style-name="T347">Front</text:span></text:p></draw:text-box></draw:frame><draw:frame text:anchor-type="paragraph" draw:z-index="12" draw:name="Forme6" draw:style-name="gr4" draw:text-style-name="P104" svg:width="2.906cm" svg:height="0.489cm" svg:x="7.338cm" svg:y="-0.235cm"><draw:text-box><text:p><text:span text:style-name="T347">Queue/Time</text:span></text:p></draw:text-box></draw:frame></text:p>
      <text:p text:style-name="P32"/>
      <text:p text:style-name="P39"><text:span text:style-name="T221">In some cases clients had to pass an urgent command to the changer. All </text:span><text:span text:style-name="T95">changer</text:span><text:span text:style-name="T221"> manipulation applications collects continuously the status of the </text:span><text:span text:style-name="T238">players </text:span><text:span text:style-name="T221">with </text:span><text:span text:style-name="T236">requests commands</text:span><text:span text:style-name="T221"> like ?T, ?</text:span><text:span text:style-name="T237">Z, </text:span><text:span text:style-name="T221">?J, ?A, etc. with a timer object every n milliseconds </text:span><text:span text:style-name="T235">to update the display (elapsed time by example)</text:span><text:span text:style-name="T221">. </text:span><text:span text:style-name="T235">It can happen that </text:span><text:span text:style-name="T48">execution</text:span><text:span text:style-name="T236"> </text:span><text:span text:style-name="T48">commands</text:span><text:span text:style-name="T46"> (PL, PA, VL, SP, etc) </text:span><text:span text:style-name="T67">initiated</text:span><text:span text:style-name="T47"> by the operator </text:span><text:span text:style-name="T67">inte</text:span><text:span text:style-name="T80">r</text:span><text:span text:style-name="T67">face</text:span><text:span text:style-name="T46"> ca</text:span><text:span text:style-name="T47">n be executed after </text:span><text:span text:style-name="T50">previously </text:span><text:span text:style-name="T47">sends </text:span><text:span text:style-name="T49">requests commands</text:span><text:span text:style-name="T47"> (by the status collection). </text:span><text:span text:style-name="T51">But o</text:span><text:span text:style-name="T47">perators actions had to be executed without delay as fast as possible.</text:span></text:p>
      <text:p text:style-name="P40"><text:span text:style-name="T47">So the solution was to </text:span><text:span text:style-name="T53">send a “</text:span><text:span text:style-name="T52">prioritiz</text:span><text:span text:style-name="T51">e</text:span><text:span text:style-name="T53">d” </text:span><text:span text:style-name="T67">message</text:span><text:span text:style-name="T47">. In this case the pivot script will </text:span><text:span text:style-name="T68">ad</text:span><text:span text:style-name="T47">d </text:span><text:span text:style-name="T69">this</text:span><text:span text:style-name="T47"> message </text:span><text:span text:style-name="T30">at the front</text:span><text:span text:style-name="T47"> of the queue </text:span><text:span text:style-name="T54">before all </text:span><text:span text:style-name="T70">previously </text:span><text:span text:style-name="T71">send</text:span><text:span text:style-name="T54"> messages</text:span><text:span text:style-name="T47">.</text:span></text:p>
      <text:p text:style-name="P16"><draw:custom-shape text:anchor-type="paragraph" draw:z-index="18" draw:name="Forme1_8" draw:style-name="gr6" draw:text-style-name="P103" svg:width="3.992cm" svg:height="0.84cm" svg:x="12.665cm" svg:y="0.342cm"><text:p text:style-name="P102"><text:span text:style-name="T346">New message ! (1)</text:span></text:p><text:p text:style-name="P102"><text:span text:style-name="T346">{c:1PSPL</text:span><text:span text:style-name="T348">;p:1</text:span><text:span text:style-name="T346">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34"/>
      <text:p text:style-name="P34"><draw:custom-shape text:anchor-type="paragraph" draw:z-index="24" draw:name="Forme7_0" draw:style-name="gr2" draw:text-style-name="P101" svg:width="1.264cm" svg:height="1.384cm" draw:transform="rotate (-1.54723438189297) translate (15.3881666666667cm 0.0987777777777778cm)"><text:p/><draw:enhanced-geometry svg:viewBox="0 0 21600 21600" draw:mirror-horizontal="false" draw:mirror-vertical="false" draw:text-areas="0 0 21600 21600" draw:type="circular-arrow" draw:modifiers="-110.85801518432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4"><draw:custom-shape text:anchor-type="paragraph" draw:z-index="16" draw:name="Forme1_6" draw:style-name="gr7" draw:text-style-name="P103" svg:width="2.504cm" svg:height="0.84cm" svg:x="7.331cm" svg:y="-0.002cm"><text:p text:style-name="P102"><text:span text:style-name="T346">Message 3</text:span></text:p><text:p text:style-name="P102"><text:span text:style-name="T346">{c:1PS?A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" draw:name="Forme1_7" draw:style-name="gr7" draw:text-style-name="P103" svg:width="2.504cm" svg:height="0.84cm" svg:x="1.401cm" svg:y="-0.012cm"><text:p text:style-name="P102"><text:span text:style-name="T346">Message 5</text:span></text:p><text:p text:style-name="P102"><text:span text:style-name="T346">{c:2PS?Z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name="Forme1_9" draw:style-name="gr3" draw:text-style-name="P103" svg:width="2.551cm" svg:height="0.877cm" svg:x="4.336cm" svg:y="-0.016cm"><text:p text:style-name="P102"><text:span text:style-name="T346">Message 4</text:span></text:p><text:p text:style-name="P102"><text:span text:style-name="T346">{c:1PS?Z}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4" draw:name="Forme3" draw:style-name="gr1" draw:text-style-name="P101" svg:x1="10.283cm" svg:y1="0.004cm" svg:x2="11.786cm" svg:y2="0.004cm"><text:p/></draw:line></text:p>
      <text:p text:style-name="P34"/>
      <text:p text:style-name="P34"><draw:custom-shape text:anchor-type="paragraph" draw:z-index="19" draw:name="Forme4_0" draw:style-name="gr5" draw:text-style-name="P105" svg:width="15.955cm" svg:height="0.489cm" svg:x="0.554cm" svg:y="0.254cm"><text:p/><draw:enhanced-geometry svg:viewBox="0 0 21600 21600" draw:text-areas="0 ?f0 ?f5 ?f2" draw:type="right-arrow" draw:modifiers="20848.5305199699 4894.9640287769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0" draw:name="Forme5_1" draw:style-name="gr4" draw:text-style-name="P104" svg:width="1.303cm" svg:height="0.489cm" svg:x="0.554cm" svg:y="-0.235cm"><draw:text-box><text:p><text:span text:style-name="T347">End</text:span></text:p></draw:text-box></draw:frame><draw:frame text:anchor-type="paragraph" draw:z-index="21" draw:name="Forme5_2" draw:style-name="gr4" draw:text-style-name="P104" svg:width="1.303cm" svg:height="0.489cm" svg:x="15.672cm" svg:y="-0.235cm"><draw:text-box><text:p><text:span text:style-name="T347">Front</text:span></text:p></draw:text-box></draw:frame><draw:frame text:anchor-type="paragraph" draw:z-index="22" draw:name="Forme6_0" draw:style-name="gr4" draw:text-style-name="P104" svg:width="2.906cm" svg:height="0.489cm" svg:x="7.338cm" svg:y="-0.235cm"><draw:text-box><text:p><text:span text:style-name="T347">Queue/Time</text:span></text:p></draw:text-box></draw:frame><draw:custom-shape text:anchor-type="paragraph" draw:z-index="15" draw:name="Forme1_2" draw:style-name="gr7" draw:text-style-name="P103" svg:width="2.504cm" svg:height="0.84cm" svg:x="10.283cm" svg:y="-1.609cm"><text:p text:style-name="P102"><text:span text:style-name="T346">Message 2</text:span></text:p><text:p text:style-name="P102"><text:span text:style-name="T346">{c:1PS?A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7"/>
      <text:p text:style-name="P42"><text:span text:style-name="T55">N</text:span><text:span text:style-name="T56">o</text:span><text:span text:style-name="T72">tes:</text:span></text:p>
      <text:list xml:id="list1865932644" text:style-name="L4">
        <text:list-item>
          <text:p text:style-name="P86"><text:span text:style-name="T47">T</text:span><text:span text:style-name="T55">he value of the “p” key can be anything. The script will just inspect if the “p” key is present to distinguish a prioritized message.</text:span></text:p>
        </text:list-item>
        <text:list-item>
          <text:p text:style-name="P87"><text:span text:style-name="T72">U</text:span><text:span text:style-name="T56">se this only for </text:span><text:span text:style-name="T48">execution commands. </text:span><text:span text:style-name="T57">Because of course, this feature can be diverted by a client to </text:span><text:span text:style-name="T58">always </text:span><text:span text:style-name="T57">had the priority </text:span><text:span text:style-name="T58">over</text:span><text:span text:style-name="T57"> others. </text:span><text:span text:style-name="T59">There is no regulation rules here </text:span><text:span text:style-name="T60">between clients</text:span><text:span text:style-name="T59">.</text:span></text:p>
        </text:list-item>
      </text:list>
      <text:h text:style-name="P69" text:outline-level="1"/>
      <text:h text:style-name="P73" text:outline-level="1"><text:bookmark-start text:name="__RefHeading___Toc2061_1528759632"/><text:span text:style-name="T310">S</text:span>end multiple commands?<text:bookmark-end text:name="__RefHeading___Toc2061_1528759632"/></text:h>
      <text:p text:style-name="P15"><text:span text:style-name="T45">It’s not possible</text:span><text:span text:style-name="T216"> for internal commands. Each internal command had to to be separated in a different message. But for autochanger </text:span><text:span text:style-name="T145">commands, </text:span><text:span text:style-name="T217">yes, they </text:span><text:span text:style-name="T145">can be sent to the </text:span><text:span text:style-name="T93">changer</text:span><text:span text:style-name="T145"> in one row. Separate </text:span><text:span text:style-name="T176">them</text:span><text:span text:style-name="T145"> with ";" </text:span><text:span text:style-name="T215">(semicolon) </text:span><text:span text:style-name="T216">character. </text:span><text:span text:style-name="T259">The software</text:span><text:span text:style-name="T171"> will send the response for each command in separated messages with the individual result </text:span><text:span text:style-name="T259">(as fast as possible principle)</text:span><text:span text:style-name="T171">.</text:span></text:p>
      <text:p text:style-name="P9"/>
      <text:p text:style-name="P44"><text:span text:style-name="T82">Unique</text:span><text:span text:style-name="T257"> </text:span><text:span text:style-name="T258">send m</text:span><text:span text:style-name="T145">essage: {</text:span><text:span text:style-name="T272">“</text:span><text:span text:style-name="T271">c”:”</text:span><text:span text:style-name="T278">1PS?J;1PS?P”</text:span><text:span text:style-name="T292">,”</text:span><text:span text:style-name="T293">f”:2</text:span><text:span text:style-name="T318">}</text:span></text:p>
      <text:p text:style-name="P35">Reply <text:span text:style-name="T311">1</text:span>: {<text:span text:style-name="T271">“c”:”1PS?J”</text:span>,<text:span text:style-name="T281">“r”:“1PSR”</text:span><text:span text:style-name="T288">,”</text:span><text:span text:style-name="T295">f”:2</text:span><text:span text:style-name="T315">,"e":</text:span><text:span text:style-name="T317">0</text:span><text:span text:style-name="T316">}</text:span></text:p>
      <text:p text:style-name="P35">Reply <text:span text:style-name="T311">2</text:span>: {<text:span text:style-name="T271">“c”:”1PS?P”</text:span>,<text:span text:style-name="T281">“r”:“1PSP01”</text:span><text:span text:style-name="T288">,”</text:span><text:span text:style-name="T295">f”:2</text:span><text:span text:style-name="T315">,"e":</text:span><text:span text:style-name="T317">0</text:span><text:span text:style-name="T316">}</text:span></text:p>
      <text:h text:style-name="Heading_20_1" text:outline-level="1"><text:bookmark-start text:name="__RefHeading___Toc2063_1528759632"/><text:span text:style-name="T137">Can I use daisy-chained changers</text:span>?<text:bookmark-end text:name="__RefHeading___Toc2063_1528759632"/></text:h>
      <text:p text:style-name="P30"><text:span text:style-name="T98">V3000</text:span><text:span text:style-name="T200"> models can be daisy-chained. </text:span><text:span text:style-name="T99">A</text:span><text:span text:style-name="T150">t this level </text:span><text:span text:style-name="T153">there is </text:span><text:span text:style-name="T147">no </text:span><text:span text:style-name="T263">logical </text:span><text:span text:style-name="T147">limitation, </text:span><text:span text:style-name="T150">but it's not recommended. </text:span><text:span text:style-name="T146">Be aware that this topology is </text:span><text:span text:style-name="T150">not supported by </text:span><text:span text:style-name="T146">the other modules of CCC like </text:span><text:span text:style-name="T81">CCC</text:span><text:span text:style-name="T146">tester, </text:span><text:span text:style-name="T81">CCC</text:span><text:span text:style-name="T150">controler and </text:span><text:span text:style-name="T81">CCC</text:span><text:span text:style-name="T150">web app</text:span><text:span text:style-name="T9">s</text:span><text:span text:style-name="T150">.</text:span></text:p>
      <text:p text:style-name="P48"><text:span text:style-name="T154">Because i</text:span><text:span text:style-name="T150">t is </text:span><text:span text:style-name="T148">largely </text:span><text:span text:style-name="T150">preferable to dedicate a serial port to each </text:span><text:span text:style-name="T100">changer</text:span><text:span text:style-name="T150"> individually to communicate as fast as possible. </text:span><text:span text:style-name="T254">Use USB hubs if you don’t have sufficient USB ports. </text:span><text:span text:style-name="T154">Remember</text:span><text:span text:style-name="T149"> that </text:span><text:span text:style-name="T5">the</text:span><text:span text:style-name="T149"> </text:span><text:span text:style-name="T154">single </text:span><text:span text:style-name="T156">slow </text:span><text:span text:style-name="T255">serial </text:span><text:span text:style-name="T149">connection </text:span><text:span text:style-name="T256">at </text:span><text:span text:style-name="T149">4800/9600 </text:span><text:span text:style-name="T154">b</text:span><text:span text:style-name="T201">au</text:span><text:span text:style-name="T154">ds</text:span><text:span text:style-name="T149"> had to be shared </text:span><text:span text:style-name="T155">between all daisy-cha</text:span><text:span text:style-name="T6">ined devices.</text:span><text:span text:style-name="T149"> </text:span><text:span text:style-name="T193">The latency will </text:span><text:span text:style-name="T202">dramatically </text:span><text:span text:style-name="T193">grow</text:span><text:span text:style-name="T149">.</text:span></text:p>
      <text:h text:style-name="Heading_20_1" text:outline-level="1"><text:bookmark-start text:name="__RefHeading___Toc2065_1528759632"/>Timeout<text:bookmark-end text:name="__RefHeading___Toc2065_1528759632"/></text:h>
      <text:p text:style-name="P24"><text:span text:style-name="T12">Every</text:span><text:span text:style-name="T160"> command </text:span><text:span text:style-name="T11">send</text:span><text:span text:style-name="T12">/</text:span><text:span text:style-name="T11">written on the serial port </text:span><text:span text:style-name="T12">is </text:span><text:span text:style-name="T29">complemented</text:span><text:span text:style-name="T12"> with </text:span><text:span text:style-name="T11">a timer object </text:span><text:span text:style-name="T12">launched</text:span><text:span text:style-name="T11"> in parallel, like a watchdog. I</text:span><text:span text:style-name="T14">f </text:span><text:span text:style-name="T9">the </text:span><text:span text:style-name="T100">changer</text:span><text:span text:style-name="T9"> </text:span><text:span text:style-name="T15">replies b</text:span><text:span text:style-name="T13">efore</text:span><text:span text:style-name="T9"> the </text:span><text:span text:style-name="T13">time</text:span><text:span text:style-name="T15">r</text:span><text:span text:style-name="T9">, </text:span><text:span text:style-name="T14">the timer is stopped, the client </text:span><text:span text:style-name="T15">gets his response</text:span><text:span text:style-name="T14"> and the queue </text:span><text:span text:style-name="T45">processing </text:span><text:span text:style-name="T15">continues...</text:span></text:p>
      <text:p text:style-name="P48"><text:span text:style-name="T157">If the </text:span><text:span text:style-name="T100">changer</text:span><text:span text:style-name="T157"> didn’t answer on the serial port </text:span><text:span text:style-name="T10">within </text:span><text:span text:style-name="T157">the </text:span><text:span text:style-name="T162">given t</text:span><text:span text:style-name="T157">ime, the command is aborted by </text:span><text:span text:style-name="T194">CCC</text:span><text:span text:style-name="T157">pivot </text:span><text:span text:style-name="T162">script </text:span><text:span text:style-name="T158">and an error code </text:span><text:span text:style-name="T163">3 </text:span><text:span text:style-name="T158">is replied to the client </text:span><text:span text:style-name="T194">without response (empty)</text:span><text:span text:style-name="T158">. </text:span><text:span text:style-name="T159">Then the </text:span><text:span text:style-name="T195">CCC</text:span><text:span text:style-name="T159">pivot still continuing executing the queue. </text:span><text:span text:style-name="T197">The error management is delegated to the client.</text:span></text:p>
      <text:p text:style-name="P46"><text:span text:style-name="T215">Notice: </text:span><text:span text:style-name="T159">T</text:span><text:span text:style-name="T267">he timeout </text:span><text:span text:style-name="T218">delay </text:span><text:span text:style-name="T267">is freely adjustable because the V180M model don't use the same </text:span><text:span text:style-name="T91">C</text:span><text:span text:style-name="T267">ommunication </text:span><text:span text:style-name="T91">M</text:span><text:span text:style-name="T267">ode than V3000/3200/5000 </text:span><text:span text:style-name="T203">models </text:span><text:span text:style-name="T219">(CM3 vs CM7)</text:span><text:span text:style-name="T267">. The result on the serial port is replied only when the job is </text:span><text:span text:style-name="T204">fully finished</text:span><text:span text:style-name="T267"> by </text:span><text:span text:style-name="T199">the</text:span><text:span text:style-name="T267"> changer. </text:span><text:span text:style-name="T205">So a</text:span><text:span text:style-name="T267"> changing disk job can take many seconds, so the timeout had to be more tolerant </text:span><text:span text:style-name="T206">(longer)</text:span><text:span text:style-name="T267"> for this particular model.</text:span></text:p>
      <text:p text:style-name="P31"><text:span text:style-name="T159">T</text:span><text:span text:style-name="T145">here is </text:span><text:span text:style-name="T196">(obviously) </text:span><text:span text:style-name="T145">no timeout </text:span><text:span text:style-name="T161">mechanism </text:span><text:span text:style-name="T145">for internal commands.</text:span></text:p>
      <text:h text:style-name="Heading_20_1" text:outline-level="1"><text:bookmark-start text:name="__RefHeading___Toc2067_1528759632"/>Password protection<text:bookmark-end text:name="__RefHeading___Toc2067_1528759632"/></text:h>
      <text:p text:style-name="P49"><text:span text:style-name="T332">When a password is set, t</text:span><text:span text:style-name="T297">he client can't pass </text:span><text:span text:style-name="T332">any </text:span><text:span text:style-name="T297">changer commands (and control the </text:span><text:span text:style-name="T123">changer</text:span><text:span text:style-name="T297">) </text:span><text:span text:style-name="T332">until</text:span><text:span text:style-name="T297"> he </text:span><text:span text:style-name="T132">gives</text:span><text:span text:style-name="T297"> the right password. O</text:span><text:span text:style-name="T332">nly </text:span><text:span text:style-name="T331">most </text:span><text:span text:style-name="T332">internal commands </text:span><text:span text:style-name="T299">are freely available </text:span><text:span text:style-name="T331">(POWERON and POWEROFF </text:span><text:span text:style-name="T333">internal commands </text:span><text:span text:style-name="T331">are protected by password </text:span><text:span text:style-name="T344">too</text:span><text:span text:style-name="T331">)</text:span><text:span text:style-name="T299">.</text:span></text:p>
      <text:p text:style-name="P49"><text:span text:style-name="T332">The client </text:span><text:span text:style-name="T301">can </text:span><text:span text:style-name="T332">probes the CCCpivot with the /AUTH command. The script will answer if an authentication is needed or not </text:span><text:span text:style-name="T300">(empty password in CSV or DB)</text:span><text:span text:style-name="T332">. If a password is set, the client had to </text:span><text:span text:style-name="T298">send the password with the /PASS command. If the password is the right one, the client is unlocked. </text:span><text:span text:style-name="T124">I</text:span><text:span text:style-name="T334">t's a simple and very low protection method. No encryption, no salt, no token, </text:span><text:span text:style-name="T297">no tries limit </text:span><text:span text:style-name="T308">(</text:span><text:span text:style-name="T312">against </text:span><text:span text:style-name="T308">bruteforce)</text:span><text:span text:style-name="T297">, etc..</text:span><text:span text:style-name="T334">. But I don't think it's really necessary </text:span><text:span text:style-name="T125">here</text:span><text:span text:style-name="T334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Vernada" svg:font-family="Vernada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1" svg:font-family="'Liberation Serif'" style:font-pitch="variable"/>
    <style:font-face style:name="Vernada1" svg:font-family="Vernad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Times New Roman" fo:font-family="'Times New Roman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Times New Roman" officeooo:rsid="011a3c38"/>
    </style:style>
    <style:style style:name="MT2" style:family="text">
      <style:text-properties officeooo:rsid="00e58261"/>
    </style:style>
    <style:style style:name="MT3" style:family="text">
      <style:text-properties officeooo:rsid="02593455"/>
    </style:style>
    <style:style style:name="MT4" style:family="text">
      <style:text-properties officeooo:rsid="027057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v</text:span><text:span text:style-name="MT2">1.</text:span><text:span text:style-name="MT3">1</text:span><text:span text:style-name="MT2">.</text:span><text:span text:style-name="MT4">2</text:span><text:span text:style-name="MT2"><text:tab/><text:tab/>Page </text:span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2T11:28:16.850000000</meta:creation-date>
    <dc:date>2021-01-29T00:09:06.083000000</dc:date>
    <meta:editing-duration>P2DT5H47M24S</meta:editing-duration>
    <meta:editing-cycles>464</meta:editing-cycles>
    <meta:generator>LibreOffice/6.4.0.3$Windows_X86_64 LibreOffice_project/b0a288ab3d2d4774cb44b62f04d5d28733ac6df8</meta:generator>
    <meta:document-statistic meta:table-count="1" meta:image-count="0" meta:object-count="0" meta:page-count="6" meta:paragraph-count="122" meta:word-count="1987" meta:character-count="12370" meta:non-whitespace-character-count="10492"/>
  </office:meta>
</office:document-meta>
</file>